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956c" officeooo:paragraph-rsid="0013956c"/>
    </style:style>
    <style:style style:name="P2" style:family="paragraph" style:parent-style-name="Standard">
      <style:text-properties officeooo:rsid="0013e013" officeooo:paragraph-rsid="0013e013"/>
    </style:style>
    <style:style style:name="P3" style:family="paragraph" style:parent-style-name="Standard">
      <style:text-properties officeooo:paragraph-rsid="0013e013"/>
    </style:style>
    <style:style style:name="P4" style:family="paragraph" style:parent-style-name="Standard">
      <style:text-properties officeooo:rsid="0035842a" officeooo:paragraph-rsid="0035842a"/>
    </style:style>
    <style:style style:name="P5" style:family="paragraph" style:parent-style-name="Standard">
      <style:paragraph-properties fo:break-before="page"/>
      <style:text-properties officeooo:rsid="00123a72" officeooo:paragraph-rsid="00123a72"/>
    </style:style>
    <style:style style:name="P6" style:family="paragraph" style:parent-style-name="Standard">
      <style:paragraph-properties fo:break-before="page"/>
      <style:text-properties officeooo:rsid="0013e013" officeooo:paragraph-rsid="0013e013"/>
    </style:style>
    <style:style style:name="P7" style:family="paragraph" style:parent-style-name="Standard" style:list-style-name="L1">
      <style:text-properties officeooo:rsid="00123a72" officeooo:paragraph-rsid="00123a72"/>
    </style:style>
    <style:style style:name="P8" style:family="paragraph" style:parent-style-name="Standard" style:list-style-name="L1">
      <style:text-properties officeooo:rsid="0013956c" officeooo:paragraph-rsid="0013956c"/>
    </style:style>
    <style:style style:name="P9" style:family="paragraph" style:parent-style-name="Standard" style:list-style-name="L1">
      <style:text-properties officeooo:rsid="0013e013" officeooo:paragraph-rsid="0013e013"/>
    </style:style>
    <style:style style:name="P10" style:family="paragraph" style:parent-style-name="Standard" style:list-style-name="L2">
      <style:text-properties officeooo:rsid="0013e013" officeooo:paragraph-rsid="0013e013"/>
    </style:style>
    <style:style style:name="P11" style:family="paragraph" style:parent-style-name="Standard" style:list-style-name="L2">
      <style:text-properties officeooo:rsid="00143822" officeooo:paragraph-rsid="00143822"/>
    </style:style>
    <style:style style:name="P12" style:family="paragraph" style:parent-style-name="Standard" style:list-style-name="L2">
      <style:text-properties officeooo:rsid="0015b6bc" officeooo:paragraph-rsid="0015b6bc"/>
    </style:style>
    <style:style style:name="P13" style:family="paragraph" style:parent-style-name="Standard" style:list-style-name="L2">
      <style:text-properties officeooo:rsid="00169665" officeooo:paragraph-rsid="00169665"/>
    </style:style>
    <style:style style:name="P14" style:family="paragraph" style:parent-style-name="Standard" style:list-style-name="L2">
      <style:text-properties officeooo:rsid="00179ac2" officeooo:paragraph-rsid="00179ac2"/>
    </style:style>
    <style:style style:name="P15" style:family="paragraph" style:parent-style-name="Standard" style:list-style-name="L2">
      <style:text-properties officeooo:rsid="00198db7" officeooo:paragraph-rsid="00198db7"/>
    </style:style>
    <style:style style:name="P16" style:family="paragraph" style:parent-style-name="Standard" style:list-style-name="L2">
      <style:text-properties officeooo:rsid="0019a395" officeooo:paragraph-rsid="0019a395"/>
    </style:style>
    <style:style style:name="P17" style:family="paragraph" style:parent-style-name="Standard" style:list-style-name="L2">
      <style:text-properties fo:font-weight="bold" officeooo:rsid="001b4d23" officeooo:paragraph-rsid="001b4d23" style:font-weight-asian="bold" style:font-weight-complex="bold"/>
    </style:style>
    <style:style style:name="P18" style:family="paragraph" style:parent-style-name="Standard" style:list-style-name="L3">
      <style:text-properties fo:font-weight="bold" officeooo:rsid="0026b00d" officeooo:paragraph-rsid="0026b00d" style:font-weight-asian="bold" style:font-weight-complex="bold"/>
    </style:style>
    <style:style style:name="P19" style:family="paragraph" style:parent-style-name="Standard" style:list-style-name="L5">
      <style:text-properties fo:font-weight="bold" officeooo:rsid="003f1688" officeooo:paragraph-rsid="003f1688" style:font-weight-asian="bold" style:font-weight-complex="bold"/>
    </style:style>
    <style:style style:name="P20" style:family="paragraph" style:parent-style-name="Standard" style:list-style-name="L5">
      <style:text-properties fo:font-weight="bold" officeooo:rsid="003fd159" officeooo:paragraph-rsid="003fd159" style:font-weight-asian="bold" style:font-weight-complex="bold"/>
    </style:style>
    <style:style style:name="P21" style:family="paragraph" style:parent-style-name="Standard" style:list-style-name="L7">
      <style:text-properties fo:font-weight="bold" officeooo:rsid="0059f511" officeooo:paragraph-rsid="0059f511" style:font-weight-asian="bold" style:font-weight-complex="bold"/>
    </style:style>
    <style:style style:name="P22" style:family="paragraph" style:parent-style-name="Standard" style:list-style-name="L2">
      <style:text-properties officeooo:rsid="001b4d23" officeooo:paragraph-rsid="001b4d23"/>
    </style:style>
    <style:style style:name="P23" style:family="paragraph" style:parent-style-name="Standard" style:list-style-name="L2">
      <style:text-properties officeooo:rsid="001dbec2" officeooo:paragraph-rsid="001dbec2"/>
    </style:style>
    <style:style style:name="P24" style:family="paragraph" style:parent-style-name="Standard" style:list-style-name="L2">
      <style:text-properties officeooo:rsid="001f719b" officeooo:paragraph-rsid="001f719b"/>
    </style:style>
    <style:style style:name="P25" style:family="paragraph" style:parent-style-name="Standard" style:list-style-name="L3">
      <style:text-properties officeooo:rsid="002088c0" officeooo:paragraph-rsid="002088c0"/>
    </style:style>
    <style:style style:name="P26" style:family="paragraph" style:parent-style-name="Standard" style:list-style-name="L3">
      <style:text-properties officeooo:rsid="002208c2" officeooo:paragraph-rsid="002208c2"/>
    </style:style>
    <style:style style:name="P27" style:family="paragraph" style:parent-style-name="Standard" style:list-style-name="L3">
      <style:text-properties officeooo:rsid="00230bf4" officeooo:paragraph-rsid="00230bf4"/>
    </style:style>
    <style:style style:name="P28" style:family="paragraph" style:parent-style-name="Standard" style:list-style-name="L3">
      <style:text-properties officeooo:rsid="0026b00d" officeooo:paragraph-rsid="0026b00d"/>
    </style:style>
    <style:style style:name="P29" style:family="paragraph" style:parent-style-name="Standard" style:list-style-name="L3">
      <style:text-properties officeooo:rsid="0024abfd" officeooo:paragraph-rsid="0024abfd"/>
    </style:style>
    <style:style style:name="P30" style:family="paragraph" style:parent-style-name="Standard" style:list-style-name="L3">
      <style:text-properties officeooo:rsid="0024abfd" officeooo:paragraph-rsid="0026b00d"/>
    </style:style>
    <style:style style:name="P31" style:family="paragraph" style:parent-style-name="Standard" style:list-style-name="L3">
      <style:text-properties officeooo:rsid="00254cc6" officeooo:paragraph-rsid="00254cc6"/>
    </style:style>
    <style:style style:name="P32" style:family="paragraph" style:parent-style-name="Standard" style:list-style-name="L3">
      <style:text-properties fo:color="#ff3333" officeooo:rsid="00230bf4" officeooo:paragraph-rsid="00230bf4"/>
    </style:style>
    <style:style style:name="P33" style:family="paragraph" style:parent-style-name="Standard" style:list-style-name="L5">
      <style:text-properties fo:color="#ff3333" officeooo:rsid="0035842a" officeooo:paragraph-rsid="0035842a"/>
    </style:style>
    <style:style style:name="P34" style:family="paragraph" style:parent-style-name="Standard" style:list-style-name="L5">
      <style:text-properties fo:color="#ff3333" fo:font-weight="normal" officeooo:rsid="0035842a" officeooo:paragraph-rsid="0035842a" style:font-weight-asian="normal" style:font-weight-complex="normal"/>
    </style:style>
    <style:style style:name="P35" style:family="paragraph" style:parent-style-name="Standard" style:list-style-name="L5">
      <style:text-properties fo:color="#ff3333" fo:font-weight="normal" officeooo:rsid="0038e33f" officeooo:paragraph-rsid="0038e33f" style:font-weight-asian="normal" style:font-weight-complex="normal"/>
    </style:style>
    <style:style style:name="P36" style:family="paragraph" style:parent-style-name="Standard" style:list-style-name="L5">
      <style:text-properties fo:color="#ff3333" fo:font-weight="normal" officeooo:rsid="00399beb" officeooo:paragraph-rsid="00399beb" style:font-weight-asian="normal" style:font-weight-complex="normal"/>
    </style:style>
    <style:style style:name="P37" style:family="paragraph" style:parent-style-name="Standard" style:list-style-name="L5">
      <style:text-properties fo:color="#ff3333" fo:font-weight="normal" officeooo:rsid="00417d4a" officeooo:paragraph-rsid="00417d4a" style:font-weight-asian="normal" style:font-weight-complex="normal"/>
    </style:style>
    <style:style style:name="P38" style:family="paragraph" style:parent-style-name="Standard" style:list-style-name="L5">
      <style:text-properties fo:color="#ff3333" fo:font-weight="normal" officeooo:rsid="00484ca5" officeooo:paragraph-rsid="00484ca5" style:font-weight-asian="normal" style:font-weight-complex="normal"/>
    </style:style>
    <style:style style:name="P39" style:family="paragraph" style:parent-style-name="Standard" style:list-style-name="L3">
      <style:text-properties fo:color="#000000" officeooo:rsid="00230bf4" officeooo:paragraph-rsid="00230bf4"/>
    </style:style>
    <style:style style:name="P40" style:family="paragraph" style:parent-style-name="Standard" style:list-style-name="L3">
      <style:text-properties fo:color="#000000" officeooo:rsid="0024abfd" officeooo:paragraph-rsid="0024abfd"/>
    </style:style>
    <style:style style:name="P41" style:family="paragraph" style:parent-style-name="Standard" style:list-style-name="L3">
      <style:text-properties fo:color="#000000" officeooo:rsid="0028cdbf" officeooo:paragraph-rsid="0028cdbf"/>
    </style:style>
    <style:style style:name="P42" style:family="paragraph" style:parent-style-name="Standard" style:list-style-name="L3">
      <style:text-properties fo:color="#000000" fo:font-weight="bold" officeooo:rsid="0028cdbf" officeooo:paragraph-rsid="0028cdbf" style:font-weight-asian="bold" style:font-weight-complex="bold"/>
    </style:style>
    <style:style style:name="P43" style:family="paragraph" style:parent-style-name="Standard" style:list-style-name="L5">
      <style:text-properties fo:color="#000000" fo:font-weight="bold" officeooo:rsid="00417d4a" officeooo:paragraph-rsid="00417d4a" style:font-weight-asian="bold" style:font-weight-complex="bold"/>
    </style:style>
    <style:style style:name="P44" style:family="paragraph" style:parent-style-name="Standard" style:list-style-name="L5">
      <style:text-properties fo:color="#000000" fo:font-weight="bold" officeooo:rsid="00471aa4" officeooo:paragraph-rsid="00471aa4" style:font-weight-asian="bold" style:font-weight-complex="bold"/>
    </style:style>
    <style:style style:name="P45" style:family="paragraph" style:parent-style-name="Standard" style:list-style-name="L5">
      <style:text-properties fo:color="#000000" fo:font-weight="bold" officeooo:rsid="00484ca5" officeooo:paragraph-rsid="00484ca5" style:font-weight-asian="bold" style:font-weight-complex="bold"/>
    </style:style>
    <style:style style:name="P46" style:family="paragraph" style:parent-style-name="Standard" style:list-style-name="L5">
      <style:text-properties fo:color="#000000" fo:font-weight="bold" officeooo:rsid="004a114f" officeooo:paragraph-rsid="004a114f" style:font-weight-asian="bold" style:font-weight-complex="bold"/>
    </style:style>
    <style:style style:name="P47" style:family="paragraph" style:parent-style-name="Standard" style:list-style-name="L3">
      <style:text-properties fo:color="#000000" fo:font-weight="normal" officeooo:rsid="0029bcf5" officeooo:paragraph-rsid="0029bcf5" style:font-weight-asian="normal" style:font-weight-complex="normal"/>
    </style:style>
    <style:style style:name="P48" style:family="paragraph" style:parent-style-name="Standard" style:list-style-name="L3">
      <style:text-properties fo:color="#000000" fo:font-weight="normal" officeooo:rsid="0028cdbf" officeooo:paragraph-rsid="0028cdbf" style:font-weight-asian="normal" style:font-weight-complex="normal"/>
    </style:style>
    <style:style style:name="P49" style:family="paragraph" style:parent-style-name="Standard" style:list-style-name="L3">
      <style:text-properties fo:color="#000000" fo:font-weight="normal" officeooo:rsid="002c0eb9" officeooo:paragraph-rsid="002c0eb9" style:font-weight-asian="normal" style:font-weight-complex="normal"/>
    </style:style>
    <style:style style:name="P50" style:family="paragraph" style:parent-style-name="Standard" style:list-style-name="L3">
      <style:text-properties fo:color="#000000" fo:font-weight="normal" officeooo:rsid="002d76b9" officeooo:paragraph-rsid="002d76b9" style:font-weight-asian="normal" style:font-weight-complex="normal"/>
    </style:style>
    <style:style style:name="P51" style:family="paragraph" style:parent-style-name="Standard" style:list-style-name="L5">
      <style:text-properties fo:color="#000000" fo:font-weight="normal" officeooo:rsid="00417d4a" officeooo:paragraph-rsid="00417d4a" style:font-weight-asian="normal" style:font-weight-complex="normal"/>
    </style:style>
    <style:style style:name="P52" style:family="paragraph" style:parent-style-name="Standard" style:list-style-name="L5">
      <style:text-properties fo:color="#000000" fo:font-weight="normal" officeooo:rsid="0042dca6" officeooo:paragraph-rsid="0042dca6" style:font-weight-asian="normal" style:font-weight-complex="normal"/>
    </style:style>
    <style:style style:name="P53" style:family="paragraph" style:parent-style-name="Standard" style:list-style-name="L5">
      <style:text-properties fo:color="#000000" fo:font-weight="normal" officeooo:rsid="0045ce5b" officeooo:paragraph-rsid="0045ce5b" style:font-weight-asian="normal" style:font-weight-complex="normal"/>
    </style:style>
    <style:style style:name="P54" style:family="paragraph" style:parent-style-name="Standard" style:list-style-name="L5">
      <style:text-properties fo:color="#000000" fo:font-weight="normal" officeooo:rsid="00471aa4" officeooo:paragraph-rsid="00471aa4" style:font-weight-asian="normal" style:font-weight-complex="normal"/>
    </style:style>
    <style:style style:name="P55" style:family="paragraph" style:parent-style-name="Standard" style:list-style-name="L5">
      <style:text-properties fo:color="#000000" fo:font-weight="normal" officeooo:rsid="00484ca5" officeooo:paragraph-rsid="00484ca5" style:font-weight-asian="normal" style:font-weight-complex="normal"/>
    </style:style>
    <style:style style:name="P56" style:family="paragraph" style:parent-style-name="Standard" style:list-style-name="L5">
      <style:text-properties fo:color="#000000" fo:font-weight="normal" officeooo:rsid="004a114f" officeooo:paragraph-rsid="004a114f" style:font-weight-asian="normal" style:font-weight-complex="normal"/>
    </style:style>
    <style:style style:name="P57" style:family="paragraph" style:parent-style-name="Standard" style:list-style-name="L5">
      <style:text-properties fo:color="#000000" fo:font-weight="normal" officeooo:rsid="004c0cd4" officeooo:paragraph-rsid="004c0cd4" style:font-weight-asian="normal" style:font-weight-complex="normal"/>
    </style:style>
    <style:style style:name="P58" style:family="paragraph" style:parent-style-name="Standard" style:list-style-name="L4">
      <style:text-properties officeooo:rsid="002e6bb7" officeooo:paragraph-rsid="002e6bb7"/>
    </style:style>
    <style:style style:name="P59" style:family="paragraph" style:parent-style-name="Standard" style:list-style-name="L4">
      <style:text-properties officeooo:rsid="002edc72" officeooo:paragraph-rsid="002edc72"/>
    </style:style>
    <style:style style:name="P60" style:family="paragraph" style:parent-style-name="Standard" style:list-style-name="L4">
      <style:text-properties officeooo:rsid="0030da68" officeooo:paragraph-rsid="0030da68"/>
    </style:style>
    <style:style style:name="P61" style:family="paragraph" style:parent-style-name="Standard" style:list-style-name="L4">
      <style:text-properties officeooo:rsid="003193ab" officeooo:paragraph-rsid="003193ab"/>
    </style:style>
    <style:style style:name="P62" style:family="paragraph" style:parent-style-name="Standard" style:list-style-name="L4">
      <style:text-properties officeooo:rsid="00333f2a" officeooo:paragraph-rsid="00333f2a"/>
    </style:style>
    <style:style style:name="P63" style:family="paragraph" style:parent-style-name="Standard" style:list-style-name="L4">
      <style:text-properties officeooo:rsid="0034d06f" officeooo:paragraph-rsid="0034d06f"/>
    </style:style>
    <style:style style:name="P64" style:family="paragraph" style:parent-style-name="Standard" style:list-style-name="L5">
      <style:text-properties officeooo:rsid="0035842a" officeooo:paragraph-rsid="0035842a"/>
    </style:style>
    <style:style style:name="P65" style:family="paragraph" style:parent-style-name="Standard">
      <style:paragraph-properties fo:line-height="150%"/>
      <style:text-properties officeooo:rsid="0035842a" officeooo:paragraph-rsid="0035842a"/>
    </style:style>
    <style:style style:name="P66" style:family="paragraph" style:parent-style-name="Standard" style:list-style-name="L5">
      <style:text-properties fo:font-weight="normal" officeooo:rsid="0035842a" officeooo:paragraph-rsid="0035842a" style:font-weight-asian="normal" style:font-weight-complex="normal"/>
    </style:style>
    <style:style style:name="P67" style:family="paragraph" style:parent-style-name="Standard" style:list-style-name="L5">
      <style:text-properties fo:font-weight="normal" officeooo:rsid="00399beb" officeooo:paragraph-rsid="00399beb" style:font-weight-asian="normal" style:font-weight-complex="normal"/>
    </style:style>
    <style:style style:name="P68" style:family="paragraph" style:parent-style-name="Standard" style:list-style-name="L5">
      <style:text-properties fo:font-weight="normal" officeooo:rsid="0039b224" officeooo:paragraph-rsid="0039b224" style:font-weight-asian="normal" style:font-weight-complex="normal"/>
    </style:style>
    <style:style style:name="P69" style:family="paragraph" style:parent-style-name="Standard" style:list-style-name="L5">
      <style:text-properties fo:font-weight="normal" officeooo:rsid="003aa9cd" officeooo:paragraph-rsid="003aa9cd" style:font-weight-asian="normal" style:font-weight-complex="normal"/>
    </style:style>
    <style:style style:name="P70" style:family="paragraph" style:parent-style-name="Standard" style:list-style-name="L5">
      <style:text-properties fo:font-weight="normal" officeooo:rsid="003bc75d" officeooo:paragraph-rsid="003bc75d" style:font-weight-asian="normal" style:font-weight-complex="normal"/>
    </style:style>
    <style:style style:name="P71" style:family="paragraph" style:parent-style-name="Standard" style:list-style-name="L5">
      <style:text-properties fo:font-weight="normal" officeooo:rsid="003bfc6b" officeooo:paragraph-rsid="003bfc6b" style:font-weight-asian="normal" style:font-weight-complex="normal"/>
    </style:style>
    <style:style style:name="P72" style:family="paragraph" style:parent-style-name="Standard" style:list-style-name="L5">
      <style:text-properties fo:font-weight="normal" officeooo:rsid="003d7055" officeooo:paragraph-rsid="003d7055" style:font-weight-asian="normal" style:font-weight-complex="normal"/>
    </style:style>
    <style:style style:name="P73" style:family="paragraph" style:parent-style-name="Standard" style:list-style-name="L5">
      <style:text-properties fo:font-weight="normal" officeooo:rsid="003e1407" officeooo:paragraph-rsid="003e1407" style:font-weight-asian="normal" style:font-weight-complex="normal"/>
    </style:style>
    <style:style style:name="P74" style:family="paragraph" style:parent-style-name="Standard" style:list-style-name="L5">
      <style:text-properties fo:font-weight="normal" officeooo:rsid="003f1688" officeooo:paragraph-rsid="003f1688" style:font-weight-asian="normal" style:font-weight-complex="normal"/>
    </style:style>
    <style:style style:name="P75" style:family="paragraph" style:parent-style-name="Standard" style:list-style-name="L5">
      <style:text-properties fo:font-weight="normal" officeooo:rsid="003fd159" officeooo:paragraph-rsid="003fd159" style:font-weight-asian="normal" style:font-weight-complex="normal"/>
    </style:style>
    <style:style style:name="P76" style:family="paragraph" style:parent-style-name="Standard" style:list-style-name="L5">
      <style:text-properties fo:font-weight="normal" officeooo:rsid="00417d4a" officeooo:paragraph-rsid="00417d4a" style:font-weight-asian="normal" style:font-weight-complex="normal"/>
    </style:style>
    <style:style style:name="P77" style:family="paragraph" style:parent-style-name="Standard" style:list-style-name="L7">
      <style:text-properties fo:font-weight="normal" officeooo:rsid="0059f511" officeooo:paragraph-rsid="0059f511" style:font-weight-asian="normal" style:font-weight-complex="normal"/>
    </style:style>
    <style:style style:name="P78" style:family="paragraph" style:parent-style-name="Standard" style:list-style-name="L7">
      <style:text-properties fo:font-weight="normal" officeooo:rsid="005b5b69" officeooo:paragraph-rsid="005b5b69" style:font-weight-asian="normal" style:font-weight-complex="normal"/>
    </style:style>
    <style:style style:name="P79" style:family="paragraph" style:parent-style-name="Standard" style:list-style-name="L5">
      <style:text-properties officeooo:rsid="00399beb" officeooo:paragraph-rsid="00399beb"/>
    </style:style>
    <style:style style:name="P80" style:family="paragraph" style:parent-style-name="Standard" style:list-style-name="L5">
      <style:text-properties officeooo:rsid="003aa9cd" officeooo:paragraph-rsid="003aa9cd"/>
    </style:style>
    <style:style style:name="P81" style:family="paragraph" style:parent-style-name="Standard" style:list-style-name="L5">
      <style:text-properties officeooo:rsid="003bc75d" officeooo:paragraph-rsid="003bc75d"/>
    </style:style>
    <style:style style:name="P82" style:family="paragraph" style:parent-style-name="Standard" style:list-style-name="L5">
      <style:text-properties officeooo:rsid="003f1688" officeooo:paragraph-rsid="003f1688"/>
    </style:style>
    <style:style style:name="P83" style:family="paragraph" style:parent-style-name="Standard" style:list-style-name="L6">
      <style:text-properties officeooo:rsid="004f032b" officeooo:paragraph-rsid="004f032b"/>
    </style:style>
    <style:style style:name="P84" style:family="paragraph" style:parent-style-name="Standard" style:list-style-name="L7">
      <style:text-properties officeooo:rsid="005023a5" officeooo:paragraph-rsid="005023a5"/>
    </style:style>
    <style:style style:name="P85" style:family="paragraph" style:parent-style-name="Standard" style:list-style-name="L7">
      <style:text-properties officeooo:rsid="0051a680" officeooo:paragraph-rsid="0051a680"/>
    </style:style>
    <style:style style:name="P86" style:family="paragraph" style:parent-style-name="Standard" style:list-style-name="L7">
      <style:text-properties officeooo:rsid="005348f2" officeooo:paragraph-rsid="005348f2"/>
    </style:style>
    <style:style style:name="P87" style:family="paragraph" style:parent-style-name="Standard" style:list-style-name="L7">
      <style:text-properties officeooo:rsid="0053d79e" officeooo:paragraph-rsid="0053d79e"/>
    </style:style>
    <style:style style:name="P88" style:family="paragraph" style:parent-style-name="Standard" style:list-style-name="L7">
      <style:text-properties officeooo:rsid="0054fbb5" officeooo:paragraph-rsid="0054fbb5"/>
    </style:style>
    <style:style style:name="P89" style:family="paragraph" style:parent-style-name="Standard" style:list-style-name="L7">
      <style:text-properties officeooo:rsid="0054fbb5" officeooo:paragraph-rsid="0056a676"/>
    </style:style>
    <style:style style:name="P90" style:family="paragraph" style:parent-style-name="Standard" style:list-style-name="L7">
      <style:text-properties officeooo:rsid="00552490" officeooo:paragraph-rsid="00552490"/>
    </style:style>
    <style:style style:name="P91" style:family="paragraph" style:parent-style-name="Standard" style:list-style-name="L7">
      <style:text-properties officeooo:rsid="0055b5e8" officeooo:paragraph-rsid="0055b5e8"/>
    </style:style>
    <style:style style:name="P92" style:family="paragraph" style:parent-style-name="Standard" style:list-style-name="L7">
      <style:text-properties officeooo:rsid="0055b5e8" officeooo:paragraph-rsid="0056a676"/>
    </style:style>
    <style:style style:name="P93" style:family="paragraph" style:parent-style-name="Standard" style:list-style-name="L7">
      <style:text-properties officeooo:rsid="0057d909" officeooo:paragraph-rsid="0057d909"/>
    </style:style>
    <style:style style:name="P94" style:family="paragraph" style:parent-style-name="Standard" style:list-style-name="L7">
      <style:text-properties officeooo:rsid="005884ab" officeooo:paragraph-rsid="005884ab"/>
    </style:style>
    <style:style style:name="P95" style:family="paragraph" style:parent-style-name="Standard" style:list-style-name="L7">
      <style:text-properties officeooo:rsid="0059f511" officeooo:paragraph-rsid="0059f511"/>
    </style:style>
    <style:style style:name="P96" style:family="paragraph" style:parent-style-name="Standard" style:list-style-name="L8">
      <style:text-properties officeooo:rsid="005b5b69" officeooo:paragraph-rsid="005b5b69"/>
    </style:style>
    <style:style style:name="P97" style:family="paragraph" style:parent-style-name="Standard" style:list-style-name="L8">
      <style:text-properties officeooo:rsid="005ce3e8" officeooo:paragraph-rsid="005ce3e8"/>
    </style:style>
    <style:style style:name="P98" style:family="paragraph" style:parent-style-name="Standard" style:list-style-name="L8">
      <style:text-properties officeooo:rsid="005d4233" officeooo:paragraph-rsid="005d4233"/>
    </style:style>
    <style:style style:name="P99" style:family="paragraph" style:parent-style-name="Standard" style:list-style-name="L8">
      <style:text-properties officeooo:rsid="005e6b60" officeooo:paragraph-rsid="005e6b60"/>
    </style:style>
    <style:style style:name="P100" style:family="paragraph" style:parent-style-name="Standard" style:list-style-name="L8">
      <style:text-properties officeooo:rsid="005f2fcf" officeooo:paragraph-rsid="005f2fcf"/>
    </style:style>
    <style:style style:name="P101" style:family="paragraph" style:parent-style-name="Standard" style:list-style-name="L8">
      <style:text-properties officeooo:rsid="005fc4dc" officeooo:paragraph-rsid="005fc4dc"/>
    </style:style>
    <style:style style:name="P102" style:family="paragraph" style:parent-style-name="Standard" style:list-style-name="L9">
      <style:text-properties officeooo:rsid="00611fc8" officeooo:paragraph-rsid="00611fc8"/>
    </style:style>
    <style:style style:name="P103" style:family="paragraph" style:parent-style-name="Standard" style:list-style-name="L9">
      <style:text-properties officeooo:rsid="00629546" officeooo:paragraph-rsid="00629546"/>
    </style:style>
    <style:style style:name="P104" style:family="paragraph" style:parent-style-name="Standard" style:list-style-name="L9">
      <style:text-properties officeooo:rsid="0063b387" officeooo:paragraph-rsid="0063b387"/>
    </style:style>
    <style:style style:name="P105" style:family="paragraph" style:parent-style-name="Standard" style:list-style-name="L9">
      <style:text-properties officeooo:rsid="0063e3a0" officeooo:paragraph-rsid="0063e3a0"/>
    </style:style>
    <style:style style:name="P106" style:family="paragraph" style:parent-style-name="Standard" style:list-style-name="L9">
      <style:text-properties officeooo:rsid="00644d4b" officeooo:paragraph-rsid="00644d4b"/>
    </style:style>
    <style:style style:name="T1" style:family="text">
      <style:text-properties officeooo:rsid="0015b6bc"/>
    </style:style>
    <style:style style:name="T2" style:family="text">
      <style:text-properties officeooo:rsid="001c422a"/>
    </style:style>
    <style:style style:name="T3" style:family="text">
      <style:text-properties fo:font-weight="bold" style:font-weight-asian="bold" style:font-weight-complex="bold"/>
    </style:style>
    <style:style style:name="T4" style:family="text">
      <style:text-properties fo:font-weight="bold" officeooo:rsid="00254cc6" style:font-weight-asian="bold" style:font-weight-complex="bold"/>
    </style:style>
    <style:style style:name="T5" style:family="text">
      <style:text-properties fo:font-weight="bold" officeooo:rsid="0039b224" style:font-weight-asian="bold" style:font-weight-complex="bold"/>
    </style:style>
    <style:style style:name="T6" style:family="text">
      <style:text-properties fo:color="#ff3333"/>
    </style:style>
    <style:style style:name="T7" style:family="text">
      <style:text-properties fo:color="#ff3333" fo:font-weight="normal" style:font-weight-asian="normal" style:font-weight-complex="normal"/>
    </style:style>
    <style:style style:name="T8" style:family="text">
      <style:text-properties officeooo:rsid="0024abfd"/>
    </style:style>
    <style:style style:name="T9" style:family="text">
      <style:text-properties officeooo:rsid="00254cc6"/>
    </style:style>
    <style:style style:name="T10" style:family="text">
      <style:text-properties officeooo:rsid="0026b00d"/>
    </style:style>
    <style:style style:name="T11" style:family="text">
      <style:text-properties officeooo:rsid="002ad1e5"/>
    </style:style>
    <style:style style:name="T12" style:family="text">
      <style:text-properties fo:font-weight="normal" style:font-weight-asian="normal" style:font-weight-complex="normal"/>
    </style:style>
    <style:style style:name="T13" style:family="text">
      <style:text-properties fo:font-weight="normal" officeooo:rsid="00399beb" style:font-weight-asian="normal" style:font-weight-complex="normal"/>
    </style:style>
    <style:style style:name="T14" style:family="text">
      <style:text-properties fo:font-weight="normal" officeooo:rsid="0039b224" style:font-weight-asian="normal" style:font-weight-complex="normal"/>
    </style:style>
    <style:style style:name="T15" style:family="text">
      <style:text-properties fo:font-weight="normal" officeooo:rsid="00417d4a" style:font-weight-asian="normal" style:font-weight-complex="normal"/>
    </style:style>
    <style:style style:name="T16" style:family="text">
      <style:text-properties fo:font-weight="normal" officeooo:rsid="00484ca5" style:font-weight-asian="normal" style:font-weight-complex="normal"/>
    </style:style>
    <style:style style:name="T17" style:family="text">
      <style:text-properties fo:font-weight="normal" officeooo:rsid="004c0cd4" style:font-weight-asian="normal" style:font-weight-complex="normal"/>
    </style:style>
    <style:style style:name="T18" style:family="text">
      <style:text-properties officeooo:rsid="0035a751"/>
    </style:style>
    <style:style style:name="T19" style:family="text">
      <style:text-properties officeooo:rsid="0044ae1c"/>
    </style:style>
    <style:style style:name="T20" style:family="text">
      <style:text-properties officeooo:rsid="004c0cd4"/>
    </style:style>
    <style:style style:name="T21" style:family="text">
      <style:text-properties officeooo:rsid="0054fbb5"/>
    </style:style>
    <style:style style:name="T22" style:family="text">
      <style:text-properties officeooo:rsid="0056a676"/>
    </style:style>
    <style:style style:name="T23" style:family="text">
      <style:text-properties officeooo:rsid="005eafe3"/>
    </style:style>
    <style:style style:name="T24" style:family="text">
      <style:text-properties officeooo:rsid="0063e3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houghts from reading Bing Liu:</text:p>
      <text:p text:style-name="P4"/>
      <text:p text:style-name="P4">- if we want to do happiness, we can look at a few things. Firstly, we can look at the overall use of adjectives. Secondly, we can try to infer sentiment from objective statements. For example, Abraham Lincoln was probably not a very effusive man, so the death of his children would probably not have been stated as a subjective statement, but rather an objective one. Thus, in order to find the sentiment of these statements, we have to use some new techniques. <text:span text:style-name="T18">One possible idea is to guess how much sentiment must be hidden within objective statements.</text:span></text:p>
      <text:p text:style-name="P4"/>
      <text:p text:style-name="P4">- <text:span text:style-name="T18">there are many personality traits we can learn from sentiment analysis of a person's letters (not just one). Maybe it would be interesting to try finding his personality type from his letters (using four or five axes of personality). Of course, this sounds highly ambitious.</text:span></text:p>
      <text:p text:style-name="P4"/>
      <text:p text:style-name="P4">- <text:span text:style-name="T19">if you want to work on happiness / unhappiness (or the corresponding psychological definition), here is an idea: find words corresponding to things he wants to happen or things he is attached to (bills he wants passed, his son, his house, his country, etc.) and consider the way he talks about these things in his letters. Does he constantly talk about them being harmed or damaged (i.e. negative words and contexts, paranoia)? Does he talk about bills he wants passed all the time? Does he talk about people being unfair to him all the time?</text:span></text:p>
      <text:p text:style-name="P5">Bing Liu sentiment analysis notes:</text:p>
      <text:p text:style-name="P1"><text:a xlink:type="simple" xlink:href="http://www.cs.uic.edu/~liub/FBS/Sentiment-Analysis-tutorial-AAAI-2011.pdf">http://www.cs.uic.edu/~liub/FBS/Sentiment-Analysis-tutorial-AAAI-2011.pdf</text:a></text:p>
      <text:p text:style-name="P1"/>
      <text:p text:style-name="P2">Introduction</text:p>
      <text:p text:style-name="P3"/>
      <text:list xml:id="list1985464083247535726" text:style-name="L1">
        <text:list-item>
          <text:p text:style-name="P7">Sentiment analysis definition:</text:p>
          <text:list>
            <text:list-item>
              <text:p text:style-name="P7">equivalently, “opinion mining”</text:p>
            </text:list-item>
            <text:list-item>
              <text:p text:style-name="P7">computational study of opinions</text:p>
            </text:list-item>
          </text:list>
        </text:list-item>
        <text:list-item>
          <text:p text:style-name="P8">why are opinions important?</text:p>
          <text:list>
            <text:list-item>
              <text:p text:style-name="P8">When we need to make decisions, we seek them out!</text:p>
            </text:list-item>
            <text:list-item>
              <text:p text:style-name="P8">We seek them from our peers, organizations seek them out from the public.</text:p>
            </text:list-item>
          </text:list>
        </text:list-item>
        <text:list-item>
          <text:p text:style-name="P9">Where we find opinions</text:p>
          <text:list>
            <text:list-item>
              <text:p text:style-name="P9">word of mouth on the web</text:p>
              <text:list>
                <text:list-item>
                  <text:p text:style-name="P9">blogs, social networking sites, etc.</text:p>
                </text:list-item>
                <text:list-item>
                  <text:p text:style-name="P9">comments about articles</text:p>
                </text:list-item>
                <text:list-item>
                  <text:p text:style-name="P9">news opinions and commentaries</text:p>
                </text:list-item>
              </text:list>
            </text:list-item>
            <text:list-item>
              <text:p text:style-name="P9">organizational data</text:p>
              <text:list>
                <text:list-item>
                  <text:p text:style-name="P9">customer feedback, etc.</text:p>
                </text:list-item>
              </text:list>
            </text:list-item>
          </text:list>
        </text:list-item>
        <text:list-item>
          <text:p text:style-name="P9">Problem has had a huge impact on NLP research</text:p>
          <text:list>
            <text:list-item>
              <text:p text:style-name="P9">involves several different aspects of NLP</text:p>
            </text:list-item>
            <text:list-item>
              <text:p text:style-name="P9">NLP now has a much more important application</text:p>
            </text:list-item>
            <text:list-item>
              <text:p text:style-name="P9">however, it is very hard.</text:p>
            </text:list-item>
          </text:list>
        </text:list-item>
      </text:list>
      <text:p text:style-name="P2"/>
      <text:p text:style-name="P2">Opinion Mining Problem</text:p>
      <text:p text:style-name="P2"/>
      <text:list xml:id="list6834248015562604699" text:style-name="L2">
        <text:list-item>
          <text:p text:style-name="P10">natural language is regarded as “unstructured data”</text:p>
          <text:list>
            <text:list-item>
              <text:p text:style-name="P11">we should use the definition of the problem to bring structure</text:p>
              <text:list>
                <text:list-item>
                  <text:p text:style-name="P11">key tasks: identify them and define their interrelationships</text:p>
                </text:list-item>
                <text:list-item>
                  <text:p text:style-name="P11">provide a common framework to unify different research directions</text:p>
                </text:list-item>
              </text:list>
            </text:list-item>
          </text:list>
        </text:list-item>
        <text:list-item>
          <text:p text:style-name="P11">problem statement (goal: provide structured to “unstructured” opinion data)</text:p>
          <text:list>
            <text:list-item>
              <text:p text:style-name="P11">two aspects of abstraction</text:p>
              <text:list>
                <text:list-item>
                  <text:p text:style-name="P11">opinion definition: what is an opinion? Can we define a structured definition of an opinion for our problem?</text:p>
                </text:list-item>
                <text:list-item>
                  <text:p text:style-name="P11">opinion summarization: one person's opinion is subjective; the opinions of many people are not; thus, we need a tool to measure collective human opinions</text:p>
                </text:list-item>
              </text:list>
            </text:list-item>
          </text:list>
        </text:list-item>
        <text:list-item>
          <text:p text:style-name="P11">Types of opinions:</text:p>
          <text:list>
            <text:list-item>
              <text:p text:style-name="P11">regular opinions: sentiment expressions on some target entities</text:p>
              <text:list>
                <text:list-item>
                  <text:p text:style-name="P11">direct opinions: the touch screen is very cool (the target of the opinion is clearly stated)</text:p>
                </text:list-item>
                <text:list-item>
                  <text:p text:style-name="P11">indirect opinions: after taking the pill, my pain has gone</text:p>
                </text:list-item>
              </text:list>
            </text:list-item>
            <text:list-item>
              <text:p text:style-name="P11"><text:s/>comparative opinions: comparisons of more than one entity</text:p>
              <text:list>
                <text:list-item>
                  <text:p text:style-name="P11">e.g. “The iphone is far superior to the blackberry”</text:p>
                </text:list-item>
              </text:list>
            </text:list-item>
          </text:list>
        </text:list-item>
        <text:list-item>
          <text:p text:style-name="P11">Definitions:</text:p>
          <text:list>
            <text:list-item>
              <text:p text:style-name="P11">opinion (regular opinion): a positive or negative sentiment, view, attitude, emotion, etc., about an entity or an aspect of an entity</text:p>
            </text:list-item>
            <text:list-item>
              <text:p text:style-name="P11">entity: a product, person, event, etc. An entity is represented as a hierarchy of components, sub-components, etc. <text:span text:style-name="T1">Each component of an entity is associated with a set of attributes. For </text:span><text:soft-page-break/><text:span text:style-name="T1">example, a phone can be an entity, which has a battery component, which has a size attribute.</text:span></text:p>
              <text:list>
                <text:list-item>
                  <text:p text:style-name="P12">Aspect (or feature): describes components and attributes</text:p>
                </text:list-item>
              </text:list>
            </text:list-item>
            <text:list-item>
              <text:p text:style-name="P12">opinion quintuple definition</text:p>
              <text:list>
                <text:list-item>
                  <text:p text:style-name="P12">(e_j, a_jk, so_ijkl, h_i, t_l)</text:p>
                </text:list-item>
                <text:list-item>
                  <text:p text:style-name="P12">e is a target entity</text:p>
                </text:list-item>
                <text:list-item>
                  <text:p text:style-name="P12">a is an aspect / feature of entity ej</text:p>
                </text:list-item>
                <text:list-item>
                  <text:p text:style-name="P12">so_ijkl is the sentiment value of the opinion from opinion holder hi on feature ajk at time tl</text:p>
                </text:list-item>
                <text:list-item>
                  <text:p text:style-name="P12">h is the opinion holder</text:p>
                </text:list-item>
                <text:list-item>
                  <text:p text:style-name="P12">tl is the time when expressed.<text:line-break/></text:p>
                </text:list-item>
                <text:list-item>
                  <text:p text:style-name="P12">Simplifying this definition can result in information loss</text:p>
                </text:list-item>
              </text:list>
            </text:list-item>
            <text:list-item>
              <text:p text:style-name="P13">standing point:</text:p>
              <text:list>
                <text:list-item>
                  <text:p text:style-name="P13">rarely dealt with</text:p>
                </text:list-item>
                <text:list-item>
                  <text:p text:style-name="P13">statement: “ I'm really happy that google's stock went up”</text:p>
                </text:list-item>
                <text:list-item>
                  <text:p text:style-name="P13">if a reader sold their shares recently, the statement won't make them happy</text:p>
                </text:list-item>
                <text:list-item>
                  <text:p text:style-name="P13">If they just bought shares of google, it will make them happier.</text:p>
                </text:list-item>
              </text:list>
            </text:list-item>
            <text:list-item>
              <text:p text:style-name="P14">Subjectivity: an objective sentence represents factual information, and a subjective sentence represents personal feelings, views, etc.</text:p>
              <text:list>
                <text:list-item>
                  <text:p text:style-name="P14">emotion: people's subjective feelings or thoughts</text:p>
                </text:list-item>
                <text:list-item>
                  <text:p text:style-name="P15">objective sentences can often imply emotions as well.</text:p>
                </text:list-item>
              </text:list>
            </text:list-item>
            <text:list-item>
              <text:p text:style-name="P16">Sentiment, subjectivity, and emotion are not related</text:p>
              <text:list>
                <text:list-item>
                  <text:p text:style-name="P16">many (rational) opinion sentences do not express emotions: “the voice of this phone is clear”</text:p>
                </text:list-item>
                <text:list-item>
                  <text:p text:style-name="P16">some emotional sentences do not express positive or negative opinion or sentiment: “I am so surprised to see you”</text:p>
                </text:list-item>
                <text:list-item>
                  <text:p text:style-name="P16">sentiments can be expressed implicitly in unsubjective sentences. For example: “this phone's battery life is very short.”</text:p>
                </text:list-item>
              </text:list>
            </text:list-item>
          </text:list>
        </text:list-item>
        <text:list-item>
          <text:p text:style-name="P14">Given a document, if we find all of the “opinion quintuples”, we can turn that document from unstructured data into structured data.</text:p>
        </text:list-item>
        <text:list-item>
          <text:p text:style-name="P17">Opinion summary</text:p>
          <text:list>
            <text:list-item>
              <text:p text:style-name="P22">in order to summarize factual text, you just select the most important fact and present them in a sensible order</text:p>
            </text:list-item>
            <text:list-item>
              <text:p text:style-name="P22">However, opinions have a quantitative side and have targets. One opinion is different than many opinions.</text:p>
              <text:list>
                <text:list-item>
                  <text:p text:style-name="P22"><text:span text:style-name="T3">Aspect-based summary</text:span> is more suitable. Use quintuples to create opinion summarization</text:p>
                </text:list-item>
              </text:list>
            </text:list-item>
            <text:list-item>
              <text:p text:style-name="P22">An example of aspect based summary: see slide 30. Basically, it takes reviews of iPhones, and finds all the positive &amp; negative quintuples relating to the touch screen, and presents them together. Does the same for voice quality, etc. <text:span text:style-name="T2">On slide 31, you can see how sets of opinions can be compared.</text:span></text:p>
            </text:list-item>
          </text:list>
        </text:list-item>
        <text:list-item>
          <text:p text:style-name="P23">In order to identify these quintuples (as described above), you have to extract each one of these pieces of information from the “unorganized” natural language data. More specifically, you need:</text:p>
          <text:list>
            <text:list-item>
              <text:p text:style-name="P23">ej (target entity): named entity extraction</text:p>
            </text:list-item>
            <text:list-item>
              <text:p text:style-name="P23"><text:soft-page-break/>ajk (aspect of ej): information extraction</text:p>
            </text:list-item>
            <text:list-item>
              <text:p text:style-name="P23">so_ijkl (sentiment): sentiment identification</text:p>
            </text:list-item>
            <text:list-item>
              <text:p text:style-name="P23">hi (opinion holder): information / data extraction</text:p>
            </text:list-item>
            <text:list-item>
              <text:p text:style-name="P23">tl (time): information / data extraction</text:p>
            </text:list-item>
            <text:list-item>
              <text:p text:style-name="P23">working within this framework, opinions stated on twitter and in short reviews are easiest to extract information from. In reviews, entities are basically given and there is little noise. The hardest is discussions and blogs, because sarcasm, rhetoric, and comparisons create more noise</text:p>
              <text:list>
                <text:list-item>
                  <text:p text:style-name="P23">determining sentiment is easier</text:p>
                </text:list-item>
                <text:list-item>
                  <text:p text:style-name="P23">extracting entities and aspects is harder</text:p>
                </text:list-item>
                <text:list-item>
                  <text:p text:style-name="P23">combining them is even harder</text:p>
                </text:list-item>
              </text:list>
            </text:list-item>
          </text:list>
        </text:list-item>
        <text:list-item>
          <text:p text:style-name="P24">In summary: opinion mining in the real world</text:p>
          <text:list>
            <text:list-item>
              <text:p text:style-name="P24">find all of your data</text:p>
            </text:list-item>
            <text:list-item>
              <text:p text:style-name="P24">extract the right entities and aspects</text:p>
              <text:list>
                <text:list-item>
                  <text:p text:style-name="P24">perhaps do this by grouping entity and aspect expressions</text:p>
                </text:list-item>
              </text:list>
            </text:list-item>
            <text:list-item>
              <text:p text:style-name="P24">aspect-based opinion mining (sentiment analysis)</text:p>
              <text:list>
                <text:list-item>
                  <text:p text:style-name="P24">discover “quintuples”</text:p>
                </text:list-item>
              </text:list>
            </text:list-item>
            <text:list-item>
              <text:p text:style-name="P24">aspect – based opinion summary</text:p>
            </text:list-item>
          </text:list>
        </text:list-item>
      </text:list>
      <text:p text:style-name="P2"/>
      <text:p text:style-name="P6"/>
      <text:p text:style-name="P2">Document Sentiment Classification</text:p>
      <text:p text:style-name="P2"/>
      <text:list xml:id="list4854510324038086843" text:style-name="L3">
        <text:list-item>
          <text:p text:style-name="P25">The problem: take a full review document and classify it: is the sentiment expressed positive or negative?</text:p>
          <text:list>
            <text:list-item>
              <text:p text:style-name="P25">Basically, it is a problem of classifying text</text:p>
            </text:list-item>
            <text:list-item>
              <text:p text:style-name="P25">Different than topic-based classification; doesn't matter what the text is talking about; what matters are the sentiment words</text:p>
            </text:list-item>
            <text:list-item>
              <text:p text:style-name="P25">opinion / sentiment words: words and phrases that express desired or undesired qualities.</text:p>
            </text:list-item>
          </text:list>
        </text:list-item>
        <text:list-item>
          <text:p text:style-name="P26">Assumption:</text:p>
          <text:list>
            <text:list-item>
              <text:p text:style-name="P26">the document is written by one author and expresses an opinion on one entity</text:p>
            </text:list-item>
            <text:list-item>
              <text:p text:style-name="P26">Goal: discover the sentiment (so). All other parts of the “sentiment quintuple” are ignored.</text:p>
            </text:list-item>
            <text:list-item>
              <text:p text:style-name="P27">Reviews usually satisfy this assumption; sometimes blogs do not. Positive= 4 or 5 stars, negative = 1 or 2 stars.</text:p>
            </text:list-item>
          </text:list>
        </text:list-item>
        <text:list-item>
          <text:p text:style-name="P27">Unsupervised classification (a la Turney, 2002)</text:p>
          <text:list>
            <text:list-item>
              <text:p text:style-name="P27">Data: used reviews from “epinions.com”</text:p>
            </text:list-item>
            <text:list-item>
              <text:p text:style-name="P27">approach</text:p>
              <text:list>
                <text:list-item>
                  <text:p text:style-name="P27">step 1: parts of speech tagging. Extract two consecutive words from reviews if tags conform to some given <text:span text:style-name="T10">tag patterns</text:span> <text:span text:style-name="T10">(see slide 49 and the below link on POS tagging)</text:span>.</text:p>
                  <text:list>
                    <text:list-item>
                      <text:p text:style-name="P28">Table of possible POS tags: <text:a xlink:type="simple" xlink:href="http://faculty.washington.edu/dillon/GramResources/penntable.html">http://faculty.washington.edu/dillon/GramResources/penntable.html</text:a></text:p>
                    </text:list-item>
                    <text:list-item>
                      <text:p text:style-name="P28">One example, if you have an adjective, followed by one or two nouns (i.e. (1) JJ (2) NNS), you should extract this set of words as a “phrase”</text:p>
                    </text:list-item>
                  </text:list>
                </text:list-item>
                <text:list-item>
                  <text:p text:style-name="P27"><text:span text:style-name="T6">Step 2</text:span>: estimate the sentiment orientation of the extracted phrases</text:p>
                  <text:list>
                    <text:list-item>
                      <text:p text:style-name="P27">use “<text:span text:style-name="T6">Pointwise Mutual Information</text:span>” <text:span text:style-name="T9">(</text:span><text:span text:style-name="T4">PMI</text:span><text:span text:style-name="T9">)</text:span></text:p>
                      <text:list>
                        <text:list-item>
                          <text:p text:style-name="P27">PMI (word1, word2) = log_2( P(word1 ^ word2) / (P(word1)P(word2)) )</text:p>
                          <text:list>
                            <text:list-item>
                              <text:p text:style-name="P18">Where does this metric come from??</text:p>
                            </text:list-item>
                          </text:list>
                        </text:list-item>
                        <text:list-item>
                          <text:p text:style-name="P29">Question: what is “P”?</text:p>
                          <text:list>
                            <text:list-item>
                              <text:p text:style-name="P30">It seems P() is the output of the Altavista NEAR operator, which <text:span text:style-name="T10">performs a “proximity search” (</text:span><text:a xlink:type="simple" xlink:href="https://en.wikipedia.org/wiki/Proximity_search_%28text%29"><text:span text:style-name="T10">https://en.wikipedia.org/wiki/Proximity_search_%28text%29</text:span></text:a><text:span text:style-name="T10">)</text:span> can give a sense of how closely related two words are.</text:p>
                            </text:list-item>
                            <text:list-item>
                              <text:p text:style-name="P31">The NEAR operator starts with a set of documents and two input words. It then finds the probability <text:span text:style-name="T10">(or possibly, hits?)</text:span> of those two words being in close proximity with each other (meaning, less than X words apart). If they are likely to be close together, then they are probably closely related.</text:p>
                            </text:list-item>
                          </text:list>
                        </text:list-item>
                      </text:list>
                    </text:list-item>
                    <text:list-item>
                      <text:p text:style-name="P32">Semantic Orientation <text:span text:style-name="T8">(SO)</text:span></text:p>
                      <text:list>
                        <text:list-item>
                          <text:p text:style-name="P39"><text:span text:style-name="T3">SO(phrase)</text:span> = PMI(phrase, “excellent”) - PMI(phrase, “poor”)</text:p>
                        </text:list-item>
                        <text:list-item>
                          <text:p text:style-name="P39"/>
                        </text:list-item>
                      </text:list>
                    </text:list-item>
                  </text:list>
                </text:list-item>
                <text:list-item>
                  <text:p text:style-name="P40">Compute average SO of all phrases</text:p>
                  <text:list>
                    <text:list-item>
                      <text:p text:style-name="P40">classify review based on result</text:p>
                    </text:list-item>
                  </text:list>
                </text:list-item>
                <text:list-item>
                  <text:p text:style-name="P40">final classification accuracy: </text:p>
                  <text:list>
                    <text:list-item>
                      <text:p text:style-name="P40">works decently <text:span text:style-name="T10">well</text:span>. 85% accurate on autos, 65% accurate on movies.<text:line-break/></text:p>
                    </text:list-item>
                  </text:list>
                </text:list-item>
              </text:list>
            </text:list-item>
          </text:list>
        </text:list-item>
        <text:list-item>
          <text:p text:style-name="P41">Supervised classification (Pang et. al., 2002)</text:p>
          <text:list>
            <text:list-item>
              <text:p text:style-name="P41">directly apply supervised learning techniques to classify reviews into positive or negative. Similar to a text classification problem </text:p>
            </text:list-item>
            <text:list-item>
              <text:p text:style-name="P41"><text:soft-page-break/>three classifiers were used:</text:p>
              <text:list>
                <text:list-item>
                  <text:p text:style-name="P41">naïve bayes</text:p>
                </text:list-item>
                <text:list-item>
                  <text:p text:style-name="P41">Maximum entropy</text:p>
                </text:list-item>
                <text:list-item>
                  <text:p text:style-name="P41">SVM</text:p>
                </text:list-item>
              </text:list>
            </text:list-item>
            <text:list-item>
              <text:p text:style-name="P41">pre-processing</text:p>
              <text:list>
                <text:list-item>
                  <text:p text:style-name="P41">features: negation tag, unigram, bigram, POS tag, position</text:p>
                </text:list-item>
              </text:list>
            </text:list-item>
            <text:list-item>
              <text:p text:style-name="P41">training and test data:</text:p>
              <text:list>
                <text:list-item>
                  <text:p text:style-name="P41">movie reviews with star ratings. 4-5 stars is positive, and 1-2 stars is negative.</text:p>
                </text:list-item>
                <text:list-item>
                  <text:p text:style-name="P41">Note: neutral (3 stars) is ignored</text:p>
                </text:list-item>
              </text:list>
            </text:list-item>
            <text:list-item>
              <text:p text:style-name="P41">results</text:p>
              <text:list>
                <text:list-item>
                  <text:p text:style-name="P41">best classification accuracy was given by SVM; was about 83% accurate.<text:line-break/></text:p>
                </text:list-item>
              </text:list>
            </text:list-item>
          </text:list>
        </text:list-item>
        <text:list-item>
          <text:p text:style-name="P41">Other, similar papers:</text:p>
          <text:list>
            <text:list-item>
              <text:list>
                <text:list-item>
                  <text:p text:style-name="P41">Problem has been studied by several researchers. One of the most extensively studied problems</text:p>
                </text:list-item>
                <text:list-item>
                  <text:p text:style-name="P41">The key differences in methods come down to feature engineering. Possible feature sets:</text:p>
                  <text:list>
                    <text:list-item>
                      <text:p text:style-name="P41">term frequency and different IR weighting schemes</text:p>
                    </text:list-item>
                    <text:list-item>
                      <text:p text:style-name="P41">Part of Speech (POS) tags</text:p>
                    </text:list-item>
                    <text:list-item>
                      <text:p text:style-name="P41">Opinion words and phrases</text:p>
                    </text:list-item>
                    <text:list-item>
                      <text:p text:style-name="P41">Negations</text:p>
                    </text:list-item>
                    <text:list-item>
                      <text:p text:style-name="P41">Syntactic dependency</text:p>
                    </text:list-item>
                  </text:list>
                </text:list-item>
                <text:list-item>
                  <text:p text:style-name="P41">Several other related papers</text:p>
                  <text:list>
                    <text:list-item>
                      <text:p text:style-name="P41">Bickerstaffe and Zuckerman: hierarchical multi-classifier with inter-class similarity</text:p>
                    </text:list-item>
                    <text:list-item>
                      <text:p text:style-name="P42">Burfoot, Bird, Baldwin (2011): sentiment-classification of congressional floor debates.</text:p>
                    </text:list-item>
                    <text:list-item>
                      <text:p text:style-name="P47">Other ways of formulating the problem: add word-vector corresponding to aspect to each word. <text:span text:style-name="T11">Also, find subjective sentences and use them for model-building.</text:span></text:p>
                    </text:list-item>
                    <text:list-item>
                      <text:p text:style-name="P48">Etc. See slide 55-7 for full list.</text:p>
                    </text:list-item>
                  </text:list>
                </text:list-item>
              </text:list>
            </text:list-item>
          </text:list>
        </text:list-item>
        <text:list-item>
          <text:p text:style-name="P49">Review Rating prediction</text:p>
          <text:list>
            <text:list-item>
              <text:p text:style-name="P49">based on review, predict rating from 1-5. Becomes a regression problem.</text:p>
            </text:list-item>
          </text:list>
        </text:list-item>
        <text:list-item>
          <text:p text:style-name="P50">Domain adaptation</text:p>
          <text:list>
            <text:list-item>
              <text:p text:style-name="P50">sentiment classification is very sensitive to the domain of training data. Different speech constructs are used in blogs and single-line reviews.</text:p>
            </text:list-item>
          </text:list>
        </text:list-item>
      </text:list>
      <text:p text:style-name="P2"/>
      <text:p text:style-name="P2"/>
      <text:p text:style-name="P6"/>
      <text:p text:style-name="P2">Sentence subjectivity and sentiment classification</text:p>
      <text:p text:style-name="P2"/>
      <text:list xml:id="list2473548055708864542" text:style-name="L4">
        <text:list-item>
          <text:p text:style-name="P58">We now move to sentence-level classification, which is much “finer” than document classification.</text:p>
        </text:list-item>
        <text:list-item>
          <text:p text:style-name="P58">Subjectivity classification:</text:p>
          <text:list>
            <text:list-item>
              <text:p text:style-name="P58">Much of the work on sentence level analysis focuses on finding “subjective sentences”</text:p>
            </text:list-item>
            <text:list-item>
              <text:p text:style-name="P58">problem involves classifying sentence into one of two classes: objective, and subjective.</text:p>
            </text:list-item>
            <text:list-item>
              <text:p text:style-name="P58">Most techniques use supervised learning, like a naïve bayes classifier.</text:p>
            </text:list-item>
            <text:list-item>
              <text:p text:style-name="P59">Usually consists of two steps:</text:p>
              <text:list>
                <text:list-item>
                  <text:p text:style-name="P59">subjectivity classification</text:p>
                  <text:list>
                    <text:list-item>
                      <text:p text:style-name="P59">identify subjective sentences</text:p>
                    </text:list-item>
                  </text:list>
                </text:list-item>
                <text:list-item>
                  <text:p text:style-name="P59">sentiment classification for subjective sentences</text:p>
                  <text:list>
                    <text:list-item>
                      <text:p text:style-name="P59">identify positive and negative sentences.</text:p>
                    </text:list-item>
                  </text:list>
                </text:list-item>
                <text:list-item>
                  <text:p text:style-name="P59">Bear in mind:</text:p>
                  <text:list>
                    <text:list-item>
                      <text:p text:style-name="P59">many objective sentences can imply sentiment</text:p>
                    </text:list-item>
                    <text:list-item>
                      <text:p text:style-name="P59">subjective sentences may not express positive or negative emotion; e.g. “I believe he went home yesterday”</text:p>
                    </text:list-item>
                  </text:list>
                </text:list-item>
              </text:list>
            </text:list-item>
          </text:list>
        </text:list-item>
        <text:list-item>
          <text:p text:style-name="P59">As an intermediate step:</text:p>
          <text:list>
            <text:list-item>
              <text:p text:style-name="P59">we don't use the quintuple model to define the problem here, because sentence classification is an intermediate step.</text:p>
            </text:list-item>
            <text:list-item>
              <text:p text:style-name="P59">The goal is to:</text:p>
              <text:list>
                <text:list-item>
                  <text:p text:style-name="P59">(mostly) to filter out sentences with no opinions</text:p>
                </text:list-item>
                <text:list-item>
                  <text:p text:style-name="P59">determine if sentiments about entities and their aspects are positive or negative.</text:p>
                </text:list-item>
                <text:list-item>
                  <text:p text:style-name="P59">However, only knowing that some sentences have positive or negative opinions is not quite enough.</text:p>
                </text:list-item>
              </text:list>
            </text:list-item>
          </text:list>
        </text:list-item>
        <text:list-item>
          <text:p text:style-name="P60">Assumption:</text:p>
          <text:list>
            <text:list-item>
              <text:p text:style-name="P60">each sentence is written by one person, and expresses a single positive or negative opinion / statement.</text:p>
            </text:list-item>
            <text:list-item>
              <text:p text:style-name="P60">True for simple statements like “I like this car”. Not true for compound and complex sentences, like “I like the picture quality but the battery life sucks”</text:p>
            </text:list-item>
          </text:list>
        </text:list-item>
        <text:list-item>
          <text:p text:style-name="P60">A bootstrapping approach (a la Riloff and Wiebe, 2003):</text:p>
          <text:list>
            <text:list-item>
              <text:p text:style-name="P60">a high precision classifier is first used to automatically identify some subjective and objective sentences.</text:p>
              <text:list>
                <text:list-item>
                  <text:p text:style-name="P60">Two high precision, low recall classifiers are used, one to identify objective sentences and another to identify subjective sentences.</text:p>
                </text:list-item>
              </text:list>
            </text:list-item>
            <text:list-item>
              <text:p text:style-name="P60">We then try to learn patterns from these subjective and objective sentences.</text:p>
              <text:list>
                <text:list-item>
                  <text:p text:style-name="P60">Syntactic templates are provided to restrict the kinds of patterns to be discovered; for example, passive-verb.</text:p>
                </text:list-item>
              </text:list>
            </text:list-item>
            <text:list-item>
              <text:p text:style-name="P61">The learned patterns are used to extract more subjective and objective sentences. We can repeat the process multiple times.<text:line-break/></text:p>
            </text:list-item>
          </text:list>
        </text:list-item>
        <text:list-item>
          <text:p text:style-name="P62">Subjectivity and sentiment classification (a la Yu and Hazivassiloglou, 2003)</text:p>
          <text:list>
            <text:list-item>
              <text:p text:style-name="P62">subjective sentence identification: a few tried methods were:</text:p>
              <text:list>
                <text:list-item>
                  <text:p text:style-name="P62">sentence similarity</text:p>
                </text:list-item>
                <text:list-item>
                  <text:p text:style-name="P62">naïve bayesian classification</text:p>
                </text:list-item>
              </text:list>
            </text:list-item>
            <text:list-item>
              <text:p text:style-name="P62"><text:soft-page-break/>sentiment / polarity classification (positive, negative, or neutral): uses a similar method to Turney, 2002, but</text:p>
              <text:list>
                <text:list-item>
                  <text:p text:style-name="P62">with more seed words (rather than just two: “excellent” / “poor”) and based on log-likelihood ratio (LLR)</text:p>
                </text:list-item>
                <text:list-item>
                  <text:p text:style-name="P62">for each sentence, takes the average of the LLR scores of words in the sentence and uses cutoffs to decide positive / negative / neutral<text:line-break/></text:p>
                </text:list-item>
              </text:list>
            </text:list-item>
          </text:list>
        </text:list-item>
        <text:list-item>
          <text:p text:style-name="P62">segmentation and classification (a la Wilson et al, 2004)</text:p>
          <text:list>
            <text:list-item>
              <text:p text:style-name="P62">since a single sentence can have multiple opinions, and multiple clauses with different strengths of opinion</text:p>
            </text:list-item>
            <text:list-item>
              <text:p text:style-name="P62">these people tried to classify each clause into four levels of subjectivity: neutral – high.</text:p>
            </text:list-item>
            <text:list-item>
              <text:p text:style-name="P62">However, this may not be sufficient. Multiple opinions can be expressed in one clause as well. Ex: “apple is doing very well in this lousy economy”</text:p>
            </text:list-item>
          </text:list>
        </text:list-item>
        <text:list-item>
          <text:p text:style-name="P63">Other related work:</text:p>
          <text:list>
            <text:list-item>
              <text:p text:style-name="P63">see slides 69-71</text:p>
            </text:list-item>
          </text:list>
        </text:list-item>
      </text:list>
      <text:p text:style-name="P2"/>
      <text:p text:style-name="P6"/>
      <text:p text:style-name="P2">aspect-based sentiment analysis</text:p>
      <text:p text:style-name="P2"/>
      <text:list xml:id="list9089846802424886287" text:style-name="L5">
        <text:list-item>
          <text:p text:style-name="P64">sentiment classification at the document and sentence levels is useful, but you can't find <text:span text:style-name="T3">what</text:span><text:span text:style-name="T12"> people liked or disliked (i.e. the </text:span><text:span text:style-name="T3">target</text:span><text:span text:style-name="T12"> of an opinion)</text:span></text:p>
          <text:list>
            <text:list-item>
              <text:p text:style-name="P66">i.e. entities and their aspects</text:p>
            </text:list-item>
            <text:list-item>
              <text:p text:style-name="P66">without the target, an opinion is of limited use</text:p>
            </text:list-item>
            <text:list-item>
              <text:p text:style-name="P66">argument for why we need entity / aspect level: “Aspect-based opinion mining and summarization”</text:p>
            </text:list-item>
          </text:list>
        </text:list-item>
        <text:list-item>
          <text:p text:style-name="P66">aspect-based sentiment analysis</text:p>
          <text:list>
            <text:list-item>
              <text:p text:style-name="P66">much of the research is based on online review data </text:p>
            </text:list-item>
            <text:list-item>
              <text:p text:style-name="P66">doing with reviews makes it easier because we know the product name</text:p>
            </text:list-item>
            <text:list-item>
              <text:p text:style-name="P66">blogs and forum discussions have many comparisons, and we may not understand the entity or its aspects, and there is a lot of irrelevant information</text:p>
            </text:list-item>
          </text:list>
        </text:list-item>
        <text:list-item>
          <text:p text:style-name="P66">Finding entities</text:p>
          <text:list>
            <text:list-item>
              <text:p text:style-name="P66">It is similar, but slightly different from traditional “named entity recognition” (NER)</text:p>
            </text:list-item>
            <text:list-item>
              <text:p text:style-name="P66">given a set of seed entities Q of class C, and a set D of candidate entries, we need to find out which of the set D belong in C.</text:p>
              <text:list>
                <text:list-item>
                  <text:p text:style-name="P66">classification problem. Needs binary decision for each entity in D</text:p>
                </text:list-item>
                <text:list-item>
                  <text:p text:style-name="P66">often solved as ranking problem (?)</text:p>
                </text:list-item>
                <text:list-item>
                  <text:p text:style-name="P66">application: let's say you're studying phone reviews, and you want to see which brand of phone is in your set of reviews algorithmically.</text:p>
                </text:list-item>
              </text:list>
            </text:list-item>
          </text:list>
        </text:list-item>
        <text:list-item>
          <text:p text:style-name="P33"><text:span text:style-name="T12">Some methods </text:span><text:span text:style-name="T13">(for finding entities?)</text:span></text:p>
          <text:list>
            <text:list-item>
              <text:p text:style-name="P34">Distributional similarity</text:p>
              <text:list>
                <text:list-item>
                  <text:p text:style-name="P34">the traditional method used in NLP. Compares surrounding text of candidates using cosine similarity or PMI (recall that this is going through a set of “neutral” documents and seeing how likely two words are to be close together within those documents.</text:p>
                  <text:list>
                    <text:list-item>
                      <text:p text:style-name="P34">Usually does not perform well, haha</text:p>
                    </text:list-item>
                  </text:list>
                </text:list-item>
                <text:list-item>
                  <text:p text:style-name="P34">PU (positive and unlabeled) learning: learning from positive and unlabeled examples.</text:p>
                  <text:list>
                    <text:list-item>
                      <text:p text:style-name="P35">S-EM algorithm (Liu et al 200)</text:p>
                    </text:list-item>
                  </text:list>
                </text:list-item>
                <text:list-item>
                  <text:p text:style-name="P35">Bayesian sets:</text:p>
                  <text:list>
                    <text:list-item>
                      <text:p text:style-name="P35">extension of method from (Ghahramani and Heller, 2006)</text:p>
                    </text:list-item>
                    <text:list-item>
                      <text:p text:style-name="P36">not explained...!</text:p>
                    </text:list-item>
                  </text:list>
                </text:list-item>
              </text:list>
            </text:list-item>
          </text:list>
        </text:list-item>
        <text:list-item>
          <text:p text:style-name="P79"><text:span text:style-name="T12">Aspect extraction: </text:span><text:span text:style-name="T14">(could have been </text:span><text:span text:style-name="T5">very</text:span><text:span text:style-name="T14"> useful for last thesis)</text:span></text:p>
          <text:list>
            <text:list-item>
              <text:p text:style-name="P67">goal: given opinion corpus, extract all aspects</text:p>
            </text:list-item>
            <text:list-item>
              <text:p text:style-name="P67">frequency based approach: (Hu and Liu, 2004):</text:p>
              <text:list>
                <text:list-item>
                  <text:p text:style-name="P67">nouns that are frequently talked about are likely to be true aspects</text:p>
                </text:list-item>
                <text:list-item>
                  <text:p text:style-name="P67">this works well, because regardless of the stories reviewers are telling, the features they discuss will be the same</text:p>
                </text:list-item>
              </text:list>
            </text:list-item>
            <text:list-item>
              <text:p text:style-name="P79"><text:span text:style-name="T3">sequential or association pattern mining</text:span><text:span text:style-name="T12"> </text:span><text:span text:style-name="T14">(?) </text:span><text:span text:style-name="T12">finds frequent nouns and noun phrases.</text:span></text:p>
            </text:list-item>
          </text:list>
        </text:list-item>
        <text:list-item>
          <text:p text:style-name="P68">Infrequent aspect extraction</text:p>
          <text:list>
            <text:list-item>
              <text:p text:style-name="P69">improves recall</text:p>
            </text:list-item>
            <text:list-item>
              <text:p text:style-name="P68">opinions have targets. Thus, to find aspect, find an opinion word and approximate its target as the closest noun to it.</text:p>
            </text:list-item>
            <text:list-item>
              <text:p text:style-name="P68">Once you have found the aspect, kick it out if it's an infrequent aspect.</text:p>
            </text:list-item>
          </text:list>
        </text:list-item>
        <text:list-item>
          <text:p text:style-name="P69">Below is a la (Popescu and Etzioni, 2005). It improves (Hu and Liu, 2004)</text:p>
          <text:list>
            <text:list-item>
              <text:p text:style-name="P69"><text:soft-page-break/>We can improve (Hu and Liu) by kicking out frequent noun phrases that we know are not aspects</text:p>
            </text:list-item>
            <text:list-item>
              <text:p text:style-name="P69">identify “part-of” relationship</text:p>
              <text:list>
                <text:list-item>
                  <text:p text:style-name="P80"><text:span text:style-name="T12">each noun phrase is given a mutual information score between the phrase and </text:span><text:span text:style-name="T3">part discriminators</text:span><text:span text:style-name="T12"> </text:span></text:p>
                  <text:list>
                    <text:list-item>
                      <text:p text:style-name="P69">these are phrases like “of scanner”, “scanner has”, etc.</text:p>
                    </text:list-item>
                    <text:list-item>
                      <text:p text:style-name="P69">Thus, to rephrase, we can identify if a noun is a part of a scanner by finding the following:</text:p>
                      <text:list>
                        <text:list-item>
                          <text:p text:style-name="P69">Partof_a(d) = PMI (pdisc(a), d) = hits(pdisc(a) ^ d) / (hits(pdisc(a)) * hits(d))<text:line-break/></text:p>
                        </text:list-item>
                      </text:list>
                    </text:list-item>
                  </text:list>
                </text:list-item>
              </text:list>
            </text:list-item>
          </text:list>
        </text:list-item>
        <text:list-item>
          <text:p text:style-name="P69">extract aspects using Double Propagation (DP) (a la Qiu et al 2009; 2011)</text:p>
          <text:list>
            <text:list-item>
              <text:p text:style-name="P69">Use dependency of opinions and aspects to extract aspect and opinion words. </text:p>
              <text:list>
                <text:list-item>
                  <text:p text:style-name="P69">Knowing one helps find the other</text:p>
                </text:list-item>
                <text:list-item>
                  <text:p text:style-name="P80"><text:span text:style-name="T12">e.g. “the </text:span><text:span text:style-name="T3">rooms</text:span><text:span text:style-name="T12"> are </text:span><text:span text:style-name="T3">spacious</text:span><text:span text:style-name="T12">”</text:span></text:p>
                </text:list-item>
              </text:list>
            </text:list-item>
            <text:list-item>
              <text:p text:style-name="P69">This method extracts both aspects and opinion words; it is domain-independent</text:p>
            </text:list-item>
            <text:list-item>
              <text:p text:style-name="P69">is a “bootstrapping method”</text:p>
              <text:list>
                <text:list-item>
                  <text:p text:style-name="P69">input: a set of seed opinion words</text:p>
                </text:list-item>
                <text:list-item>
                  <text:p text:style-name="P69">no aspect seeds needed</text:p>
                </text:list-item>
              </text:list>
            </text:list-item>
            <text:list-item>
              <text:p text:style-name="P69">Based on “tendency grammar”</text:p>
              <text:list>
                <text:list-item>
                  <text:p text:style-name="P69">for an understanding of this, see slide 83, 84</text:p>
                </text:list-item>
              </text:list>
            </text:list-item>
          </text:list>
        </text:list-item>
        <text:list-item>
          <text:p text:style-name="P70">explicit and implicit aspects</text:p>
          <text:list>
            <text:list-item>
              <text:p text:style-name="P81"><text:span text:style-name="T12">explicit: “the </text:span><text:span text:style-name="T3">picture quality</text:span><text:span text:style-name="T12"> of this phone is great”</text:span></text:p>
            </text:list-item>
            <text:list-item>
              <text:p text:style-name="P81"><text:span text:style-name="T12">implicit: “This phone will not easily </text:span><text:span text:style-name="T3">fit in a pocket</text:span><text:span text:style-name="T12">”</text:span></text:p>
            </text:list-item>
            <text:list-item>
              <text:p text:style-name="P70">as you can probably guess, explicit aspects are when the aspect the sentence is referring to is explicitly mentioned in a sentence. In the implicit example, the implicit aspect is the screen size. However, it is not in the sentence, which makes it hard to detect. Not much research has been done to find implicit aspects.</text:p>
            </text:list-item>
          </text:list>
        </text:list-item>
        <text:list-item>
          <text:p text:style-name="P70">Implicit aspect mapping</text:p>
          <text:list>
            <text:list-item>
              <text:p text:style-name="P70">there are many types of implicit aspect expressions. The most common type is adjectives and adverbs</text:p>
              <text:list>
                <text:list-item>
                  <text:p text:style-name="P70">“expensive” =&gt; aspect “price”; “beautiful” =&gt; aspect “appearance”</text:p>
                </text:list-item>
              </text:list>
            </text:list-item>
            <text:list-item>
              <text:p text:style-name="P70">manual mapping is possible, but the meaning of these words may change in context.</text:p>
            </text:list-item>
          </text:list>
        </text:list-item>
        <text:list-item>
          <text:p text:style-name="P71">Mutual Reinforcement method (Su et al 2009)</text:p>
          <text:list>
            <text:list-item>
              <text:p text:style-name="P72">uses mutual relationship between aspect and opinion words</text:p>
            </text:list-item>
            <text:list-item>
              <text:p text:style-name="P72">iteratively and separately clusters set of aspects and opinion words</text:p>
            </text:list-item>
          </text:list>
        </text:list-item>
        <text:list-item>
          <text:p text:style-name="P72">other papers on aspect extraction</text:p>
          <text:list>
            <text:list-item>
              <text:p text:style-name="P72">see slide 88-</text:p>
            </text:list-item>
            <text:list-item>
              <text:p text:style-name="P72">Jakob and Gurevych used CRF (?) to train on review sentences from different domains to get a domain independent solution. Used domain independent features like word distance, etc.</text:p>
            </text:list-item>
            <text:list-item>
              <text:p text:style-name="P73">Scaffidi et al (2007) extract frequent nowns and noun phrases; compare frequency in a review corpus with occurrence rates in generic English to identify true aspects.</text:p>
            </text:list-item>
          </text:list>
        </text:list-item>
        <text:list-item>
          <text:p text:style-name="P82"><text:span text:style-name="T12">Identify aspect synonyms </text:span><text:span text:style-name="T15">(a la Carenini et al 2005)</text:span></text:p>
          <text:list>
            <text:list-item>
              <text:p text:style-name="P74">for example, “power usage” and “battery life” are synonymous</text:p>
            </text:list-item>
            <text:list-item>
              <text:p text:style-name="P74">uses these discovered aspects and aspect synonyms to create “aspect nodes” in a taxonomy. Similarity metrics included wordnet distances, string similarity, etc.</text:p>
            </text:list-item>
            <text:list-item>
              <text:p text:style-name="P19"><text:soft-page-break/>web information integration<text:span text:style-name="T12"> : a related field</text:span></text:p>
            </text:list-item>
          </text:list>
        </text:list-item>
        <text:list-item>
          <text:p text:style-name="P20"><text:span text:style-name="T12">multilevel latent categorization </text:span><text:span text:style-name="T15">(a la Guo et al 2009)</text:span></text:p>
          <text:list>
            <text:list-item>
              <text:p text:style-name="P75">creates groups of aspect expressions (as above) with multilevel latent symantic analysis (LSA)</text:p>
              <text:list>
                <text:list-item>
                  <text:p text:style-name="P75">firstly, all words in aspect expressions are grouped into a set of concepts using LDA</text:p>
                  <text:list>
                    <text:list-item>
                      <text:p text:style-name="P75">creates “latent topic structures” for aspect expressions</text:p>
                    </text:list-item>
                    <text:list-item>
                      <text:p text:style-name="P75">ex. “touch screen: topic 1, topic 2, ...”</text:p>
                    </text:list-item>
                  </text:list>
                </text:list-item>
                <text:list-item>
                  <text:p text:style-name="P75">secondly, aspect expressions are grouped by LDA again according to </text:p>
                  <text:list>
                    <text:list-item>
                      <text:p text:style-name="P75">latent topic structures produced from level 1</text:p>
                    </text:list-item>
                    <text:list-item>
                      <text:p text:style-name="P75">context snippets in reviews.</text:p>
                    </text:list-item>
                  </text:list>
                </text:list-item>
              </text:list>
            </text:list-item>
          </text:list>
        </text:list-item>
        <text:list-item>
          <text:p text:style-name="P76">Group aspect synonyms into aspect Categories (Zhai et al 2011)</text:p>
          <text:list>
            <text:list-item>
              <text:list>
                <text:list-item>
                  <text:p text:style-name="P76">uses a variety of metrics, including lexical similarity, etc.</text:p>
                </text:list-item>
                <text:list-item>
                  <text:p text:style-name="P76">clustering is done by multiple unsupervised learning methods: EM-based, and Constrained-LDA</text:p>
                </text:list-item>
              </text:list>
            </text:list-item>
          </text:list>
        </text:list-item>
        <text:list-item>
          <text:p text:style-name="P76">the formulas for EM-method</text:p>
          <text:list>
            <text:list-item>
              <text:list>
                <text:list-item>
                  <text:p text:style-name="P37">very complex<text:line-break/></text:p>
                </text:list-item>
              </text:list>
            </text:list-item>
          </text:list>
        </text:list-item>
        <text:list-item>
          <text:p text:style-name="P51">**aspect sentiment classification**</text:p>
          <text:list>
            <text:list-item>
              <text:p text:style-name="P51">for each aspect, identify sentiment or opinion expressed on it</text:p>
            </text:list-item>
            <text:list-item>
              <text:p text:style-name="P51">work based on sentences, but know that sentences can have multiple aspects with different opinions</text:p>
            </text:list-item>
            <text:list-item>
              <text:p text:style-name="P51">all approaches make use of opinion words and phrases.</text:p>
              <text:list>
                <text:list-item>
                  <text:p text:style-name="P43"><text:span text:style-name="T12">some opinion words have </text:span>context-independent orientations<text:span text:style-name="T12"> (“good” and “bad”)</text:span></text:p>
                </text:list-item>
                <text:list-item>
                  <text:p text:style-name="P43"><text:span text:style-name="T12">some other words have </text:span>context dependent orientation<text:span text:style-name="T12"> (“small”, “sucks”)</text:span></text:p>
                </text:list-item>
              </text:list>
            </text:list-item>
            <text:list-item>
              <text:p text:style-name="P51">approaches:</text:p>
              <text:list>
                <text:list-item>
                  <text:p text:style-name="P51">supervised learning</text:p>
                  <text:list>
                    <text:list-item>
                      <text:p text:style-name="P51">sentence-level classification can be used</text:p>
                    </text:list-item>
                    <text:list-item>
                      <text:p text:style-name="P51">need to consider each aspect independently; thus, need to segment a sentence</text:p>
                    </text:list-item>
                    <text:list-item>
                      <text:p text:style-name="P51"/>
                    </text:list-item>
                  </text:list>
                </text:list-item>
                <text:list-item>
                  <text:p text:style-name="P51">lexicon-based approaches (Ding, Liu, and Yu, 2008)</text:p>
                  <text:list>
                    <text:list-item>
                      <text:p text:style-name="P51">need to parse sentences to deal with different types of sentences</text:p>
                    </text:list-item>
                    <text:list-item>
                      <text:p text:style-name="P51">need to deal with negations, comparisons, etc.</text:p>
                    </text:list-item>
                    <text:list-item>
                      <text:p text:style-name="P51">need context dependency</text:p>
                    </text:list-item>
                    <text:list-item>
                      <text:p text:style-name="P51">large opinion lexicon (?)<text:line-break/></text:p>
                    </text:list-item>
                  </text:list>
                </text:list-item>
              </text:list>
            </text:list-item>
            <text:list-item>
              <text:p text:style-name="P51">a lexicon-based method (Ding, Liu, Yu: 2008)</text:p>
              <text:list>
                <text:list-item>
                  <text:p text:style-name="P51">input: need opinion words and phrases. A pair, (a, s), where a is an aspect and s is a sentence containing it.</text:p>
                </text:list-item>
                <text:list-item>
                  <text:p text:style-name="P52">Output: tells you whether the opinion on a is positive, negative, or neutral</text:p>
                </text:list-item>
                <text:list-item>
                  <text:p text:style-name="P52">two steps</text:p>
                  <text:list>
                    <text:list-item>
                      <text:p text:style-name="P52">split sentence on “but” words</text:p>
                    </text:list-item>
                    <text:list-item>
                      <text:p text:style-name="P52">work on segments containing given aspect a. Sum up orientations (1, -1, 0) of opinion words and assign the orientation to (a, s) accordingly.</text:p>
                    </text:list-item>
                  </text:list>
                </text:list-item>
              </text:list>
            </text:list-item>
          </text:list>
        </text:list-item>
        <text:list-item>
          <text:p text:style-name="P53">Sentiment shifters</text:p>
          <text:list>
            <text:list-item>
              <text:p text:style-name="P53">words or phrases that shift opinion orientations (i.e. not, never, etc.)</text:p>
            </text:list-item>
            <text:list-item>
              <text:p text:style-name="P53"><text:soft-page-break/>There are also many other types. For example “modal auxiliary verbs”: e.g. could, should, etc.</text:p>
            </text:list-item>
            <text:list-item>
              <text:p text:style-name="P53">also, sarcasm</text:p>
            </text:list-item>
          </text:list>
        </text:list-item>
        <text:list-item>
          <text:p text:style-name="P53">Jia, Yu, Meng (2009): desinged rules based on parsing to find scope of negations</text:p>
        </text:list-item>
        <text:list-item>
          <text:p text:style-name="P53">Basic rules of opinions (Liu, 2010)</text:p>
          <text:list>
            <text:list-item>
              <text:p text:style-name="P53">opinions are governed by many rules, for example:</text:p>
              <text:list>
                <text:list-item>
                  <text:p text:style-name="P53">positive / negative opinion word or phrase:</text:p>
                  <text:list>
                    <text:list-item>
                      <text:p text:style-name="P53">P: love: I love this car</text:p>
                    </text:list-item>
                    <text:list-item>
                      <text:p text:style-name="P53">N: hate: I hate this car</text:p>
                    </text:list-item>
                  </text:list>
                </text:list-item>
                <text:list-item>
                  <text:p text:style-name="P53">desirable or undesirable facts</text:p>
                  <text:list>
                    <text:list-item>
                      <text:p text:style-name="P53">P: desirable fact: the mattress is soft</text:p>
                    </text:list-item>
                    <text:list-item>
                      <text:p text:style-name="P53">N: undesirable fact: after two weeks, we noticed a mountain in the middle of the mattress.</text:p>
                    </text:list-item>
                  </text:list>
                </text:list-item>
                <text:list-item>
                  <text:p text:style-name="P53">High, low, increased or decreased quantity of a negative potential item (NPI) or positive potential item (PPI)</text:p>
                  <text:list>
                    <text:list-item>
                      <text:p text:style-name="P53">P ::= no or low quantity of NPI | large or larger quantity of PPI</text:p>
                    </text:list-item>
                    <text:list-item>
                      <text:p text:style-name="P53">N ::= **opposite of above**</text:p>
                    </text:list-item>
                  </text:list>
                </text:list-item>
                <text:list-item>
                  <text:p text:style-name="P53">High, low, increased or decreased quantity of an opinionated item (could be positive or negative)</text:p>
                </text:list-item>
                <text:list-item>
                  <text:p text:style-name="P53">deviation from a desired value range</text:p>
                  <text:list>
                    <text:list-item>
                      <text:p text:style-name="P53">ex: this drug increased my BP to 200</text:p>
                    </text:list-item>
                    <text:list-item>
                      <text:p text:style-name="P53">positive: within desired range</text:p>
                    </text:list-item>
                    <text:list-item>
                      <text:p text:style-name="P53">negative: above or below desired range</text:p>
                    </text:list-item>
                  </text:list>
                </text:list-item>
                <text:list-item>
                  <text:p text:style-name="P53">etc.</text:p>
                </text:list-item>
              </text:list>
            </text:list-item>
          </text:list>
        </text:list-item>
        <text:list-item>
          <text:p text:style-name="P53">sentiment ontology tree (Wei and Gulla 2010)</text:p>
          <text:list>
            <text:list-item>
              <text:p text:style-name="P53">An opinion can be about a certain entity or its aspects</text:p>
            </text:list-item>
            <text:list-item>
              <text:p text:style-name="P53">this paper uses a full tree ontology to denote the relationships of aspects of a product</text:p>
              <text:list>
                <text:list-item>
                  <text:p text:style-name="P53">see slide 106 for a full picture of the tree</text:p>
                </text:list-item>
                <text:list-item>
                  <text:p text:style-name="P54">leaves of tree are positive or negative sentiments</text:p>
                </text:list-item>
                <text:list-item>
                  <text:p text:style-name="P44"><text:span text:style-name="T12">uses </text:span>hierarchical classification<text:span text:style-name="T12"> to assign sentiment to each node (reflected as child leaf node)</text:span></text:p>
                </text:list-item>
                <text:list-item>
                  <text:p text:style-name="P54">ontology for each product has to be built manually, unfortunately!</text:p>
                  <text:list>
                    <text:list-item>
                      <text:p text:style-name="P44">Interesting if you think about it. A robot can never fully understand reviews like a human can, because it has no idea how to take pictures, etc. Thus, how can we expect it to understand documents that discuss experiences that are exclusive to the human condition?<text:line-break/></text:p>
                    </text:list-item>
                  </text:list>
                </text:list-item>
              </text:list>
            </text:list-item>
          </text:list>
        </text:list-item>
        <text:list-item>
          <text:p text:style-name="P54">Aspect-sentiment statistical models</text:p>
          <text:list>
            <text:list-item>
              <text:p text:style-name="P44"><text:span text:style-name="T12">this is </text:span>mainly based on topic models <text:span text:style-name="T20">from here down...</text:span><text:span text:style-name="T12"> </text:span><text:span text:style-name="T16">(LDA and pLSA (?))</text:span></text:p>
              <text:list>
                <text:list-item>
                  <text:p text:style-name="P55">topic modeling is a generative model (a model for how a document is generated)</text:p>
                </text:list-item>
              </text:list>
            </text:list-item>
          </text:list>
        </text:list-item>
        <text:list-item>
          <text:p text:style-name="P45"><text:span text:style-name="T7">Aspect-sentiment model </text:span><text:span text:style-name="T12">(Mei et al 2007)</text:span></text:p>
          <text:list>
            <text:list-item>
              <text:p text:style-name="P45">COULDN'T FIGURE OUT THIS ONE...</text:p>
            </text:list-item>
            <text:list-item>
              <text:p text:style-name="P55">uses pLSA</text:p>
            </text:list-item>
            <text:list-item>
              <text:p text:style-name="P55">builds a topic (aspect) model, a positive and negative sentiment models</text:p>
            </text:list-item>
            <text:list-item>
              <text:p text:style-name="P55">training data is used to build initial models</text:p>
              <text:list>
                <text:list-item>
                  <text:p text:style-name="P55">data consists of topic queries and associated positive / negative sentences about topics</text:p>
                </text:list-item>
              </text:list>
            </text:list-item>
            <text:list-item>
              <text:p text:style-name="P45"><text:soft-page-break/><text:span text:style-name="T12">learned models are used as priors to build the final models on the target data. Final models are built with log likelihood and </text:span>EM algorithm<text:span text:style-name="T12"> </text:span></text:p>
              <text:list>
                <text:list-item>
                  <text:p text:style-name="P38">may want to understand the EM algorithm better?</text:p>
                </text:list-item>
                <text:list-item>
                  <text:p text:style-name="P56">Not sure what the final models are and how they are built from the initial models</text:p>
                </text:list-item>
              </text:list>
            </text:list-item>
            <text:list-item>
              <text:p text:style-name="P56"/>
            </text:list-item>
          </text:list>
        </text:list-item>
        <text:list-item>
          <text:p text:style-name="P55">Multi-Grain LDA to extract aspects</text:p>
          <text:list>
            <text:list-item>
              <text:p text:style-name="P56">Titov and Mcdonald 2008</text:p>
            </text:list-item>
            <text:list-item>
              <text:p text:style-name="P56">works for only one set of topics / aspects and uses Multigrain – LDA to generate global (entities) and local topics (aspects)</text:p>
            </text:list-item>
          </text:list>
        </text:list-item>
        <text:list-item>
          <text:p text:style-name="P56">Aspect-rating of short texts</text:p>
          <text:list>
            <text:list-item>
              <text:p text:style-name="P56">Lu et al 2009</text:p>
            </text:list-item>
            <text:list-item>
              <text:p text:style-name="P56">makes use of short phrases, head terms, and modifiers</text:p>
            </text:list-item>
            <text:list-item>
              <text:p text:style-name="P56">objective</text:p>
              <text:list>
                <text:list-item>
                  <text:p text:style-name="P56">extract aspect </text:p>
                </text:list-item>
                <text:list-item>
                  <text:p text:style-name="P56">compute ratings in each comment </text:p>
                </text:list-item>
              </text:list>
            </text:list-item>
            <text:list-item>
              <text:p text:style-name="P56">use pLSA to extract, group aspect </text:p>
            </text:list-item>
          </text:list>
        </text:list-item>
        <text:list-item>
          <text:p text:style-name="P56">Aspect rating regression (only one I understand)</text:p>
          <text:list>
            <text:list-item>
              <text:p text:style-name="P56">Wang, Lu, Zhai, 2010</text:p>
            </text:list-item>
            <text:list-item>
              <text:p text:style-name="P56">uses bootstrapping with initial apsect seeds to find final aspect.</text:p>
            </text:list-item>
            <text:list-item>
              <text:p text:style-name="P56">Regression model makes use of review rating assumes overall review rating is a linear combo of the ratings for each aspect </text:p>
            </text:list-item>
            <text:list-item>
              <text:p text:style-name="P56">problem is modeled as a Bayesian regression problem.</text:p>
              <text:list>
                <text:list-item>
                  <text:p text:style-name="P56">“Solved using log-likelihood, EM” (?)</text:p>
                </text:list-item>
              </text:list>
            </text:list-item>
            <text:list-item>
              <text:p text:style-name="P56">in summary, the overall rating of the product is some combination of the ratings of each aspect (which can hopefully be done simply by analyzing short statements?)</text:p>
            </text:list-item>
          </text:list>
        </text:list-item>
        <text:list-item>
          <text:p text:style-name="P56">Other works (too tired to read)</text:p>
          <text:list>
            <text:list-item>
              <text:p text:style-name="P46"><text:span text:style-name="T12">112-</text:span><text:span text:style-name="T17">8</text:span></text:p>
            </text:list-item>
            <text:list-item>
              <text:p text:style-name="P57">these topic modelling methods need a larger number of reviews to work (over 10,000); most products only have about 100.</text:p>
            </text:list-item>
            <text:list-item>
              <text:p text:style-name="P57">also need a lot of parameter tuning; and the results are quite “coarse”, not precise enough for practical purposes.</text:p>
            </text:list-item>
          </text:list>
        </text:list-item>
        <text:list-item>
          <text:p text:style-name="P57"/>
        </text:list-item>
      </text:list>
      <text:p text:style-name="P2"/>
      <text:p text:style-name="P2">aspect based opinion summarization</text:p>
      <text:p text:style-name="P2"/>
      <text:list xml:id="list1035658067003650522" text:style-name="L6">
        <text:list-item>
          <text:p text:style-name="P83">[skipped; see slides 119-127]</text:p>
        </text:list-item>
      </text:list>
      <text:p text:style-name="P2"/>
      <text:p text:style-name="P2">opinion lexicon generation</text:p>
      <text:p text:style-name="P2"/>
      <text:list xml:id="list8503182763388689797" text:style-name="L7">
        <text:list-item>
          <text:p text:style-name="P84">opinion lexicon: a list of words and expressions used to express people's subjective feelings, sentiments, and opinions</text:p>
          <text:list>
            <text:list-item>
              <text:p text:style-name="P84">not just individual words, but also phrases and idioms, like “cost an arm and a leg”</text:p>
            </text:list-item>
            <text:list-item>
              <text:p text:style-name="P84">opinion words and phrases:</text:p>
              <text:list>
                <text:list-item>
                  <text:p text:style-name="P84">pos: beautiful, wonderful, good, amazing</text:p>
                </text:list-item>
                <text:list-item>
                  <text:p text:style-name="P84">neg: bad, poor, terrible, cost an arm and a leg</text:p>
                </text:list-item>
              </text:list>
            </text:list-item>
            <text:list-item>
              <text:p text:style-name="P85">many can be context dependent unfortunately.</text:p>
            </text:list-item>
          </text:list>
        </text:list-item>
        <text:list-item>
          <text:p text:style-name="P85"><text:soft-page-break/>Three ways to compile these lists</text:p>
          <text:list>
            <text:list-item>
              <text:p text:style-name="P85">manually</text:p>
              <text:list>
                <text:list-item>
                  <text:p text:style-name="P85">only need to be compiled once, so it's ok</text:p>
                </text:list-item>
              </text:list>
            </text:list-item>
            <text:list-item>
              <text:p text:style-name="P85">corpus-based approaches</text:p>
              <text:list>
                <text:list-item>
                  <text:p text:style-name="P85">rely on syntactic patterns in large corpora</text:p>
                </text:list-item>
                <text:list-item>
                  <text:p text:style-name="P85">try to find domain-independent orientations of words.</text:p>
                </text:list-item>
                <text:list-item>
                  <text:p text:style-name="P85">Turney, 2002</text:p>
                </text:list-item>
                <text:list-item>
                  <text:p text:style-name="P85">Yu, Hazivassilogou, 2003<text:line-break/></text:p>
                </text:list-item>
                <text:list-item>
                  <text:p text:style-name="P85">sentiment consistency</text:p>
                  <text:list>
                    <text:list-item>
                      <text:p text:style-name="P85">uses conventions on connectives to find opinion words.</text:p>
                    </text:list-item>
                    <text:list-item>
                      <text:p text:style-name="P85">For example, “X is [adj1] and [adj2]” or “X is neither [adj1] nor [adj2]”</text:p>
                    </text:list-item>
                    <text:list-item>
                      <text:p text:style-name="P86">learn using:</text:p>
                      <text:list>
                        <text:list-item>
                          <text:p text:style-name="P86">log-linear model:</text:p>
                        </text:list-item>
                        <text:list-item>
                          <text:p text:style-name="P86">Clustering: produce positive and negative sets of words.</text:p>
                        </text:list-item>
                      </text:list>
                    </text:list-item>
                    <text:list-item>
                      <text:p text:style-name="P87">Some japanese scientists <text:span text:style-name="T21">(Kanayama, Nasukawa, 2006) </text:span>did the same with “int<text:span text:style-name="T21">er</text:span>-sentence” consistency, <text:span text:style-name="T21">rather than just “intra”<text:line-break/></text:span></text:p>
                    </text:list-item>
                  </text:list>
                </text:list-item>
                <text:list-item>
                  <text:p text:style-name="P88">note: every adjective has to have its opinion discovered in a context-specific way. Long battery life might be positive, but long waiting time might be negative.</text:p>
                  <text:list>
                    <text:list-item>
                      <text:p text:style-name="P88">Ding, Liu, Yu, 2008: discovered a way to discover whether an adjective was good or bad within the context of a particular domain</text:p>
                    </text:list-item>
                  </text:list>
                </text:list-item>
                <text:list-item>
                  <text:p text:style-name="P90">opinions implied by objective words</text:p>
                  <text:list>
                    <text:list-item>
                      <text:p text:style-name="P90">Zhang, Liu, 2011</text:p>
                    </text:list-item>
                    <text:list-item>
                      <text:p text:style-name="P90">find out the context of the word, and if it's always positive or negative, then the word probably implies a negative opinions. You can do a statistical test to find the objective words that are most likely to carry subjective opinions in certain contexts</text:p>
                    </text:list-item>
                  </text:list>
                </text:list-item>
                <text:list-item>
                  <text:p text:style-name="P91">resource usage</text:p>
                  <text:list>
                    <text:list-item>
                      <text:p text:style-name="P91">usually implies negative opinions</text:p>
                    </text:list-item>
                    <text:list-item>
                      <text:p text:style-name="P91">“this washer uses a lot of water”</text:p>
                    </text:list-item>
                    <text:list-item>
                      <text:p text:style-name="P92">resource usage should be an aspect of our target entity.</text:p>
                    </text:list-item>
                    <text:list-item>
                      <text:p text:style-name="P89"><text:span text:style-name="T22">There is a whole triple system outlined that discusses how to find opinion word relating to resource uses.<text:line-break/></text:span> </text:p>
                    </text:list-item>
                  </text:list>
                </text:list-item>
              </text:list>
            </text:list-item>
            <text:list-item>
              <text:p text:style-name="P85">dictionary-based approach </text:p>
              <text:list>
                <text:list-item>
                  <text:p text:style-name="P93">usually uses WordNet's synsets and hierarchies to find opinion words.</text:p>
                  <text:list>
                    <text:list-item>
                      <text:p text:style-name="P94">Start with seed set of opinion words</text:p>
                    </text:list-item>
                    <text:list-item>
                      <text:p text:style-name="P94">bootstrap the set to iteratively find synonyms and antonyms in wordnet iteratively.</text:p>
                    </text:list-item>
                    <text:list-item>
                      <text:p text:style-name="P94">Use additional information to determine the orientation of these opinion words.</text:p>
                    </text:list-item>
                  </text:list>
                </text:list-item>
                <text:list-item>
                  <text:p text:style-name="P95">Semi supervised learning</text:p>
                  <text:list>
                    <text:list-item>
                      <text:p text:style-name="P95">Esuti and Sebastiani 2005</text:p>
                      <text:list>
                        <text:list-item>
                          <text:p text:style-name="P21">fascinating method; read about it pg.141</text:p>
                        </text:list-item>
                      </text:list>
                    </text:list-item>
                  </text:list>
                </text:list-item>
                <text:list-item>
                  <text:p text:style-name="P77">Mulitple runs of bootstrapping<text:line-break/></text:p>
                </text:list-item>
              </text:list>
            </text:list-item>
            <text:list-item>
              <text:p text:style-name="P77">which approach to use?</text:p>
              <text:list>
                <text:list-item>
                  <text:p text:style-name="P77">Corpus is better for context-dependent opinion words. It doesn't peform well with large <text:soft-page-break/>sets of words</text:p>
                </text:list-item>
                <text:list-item>
                  <text:p text:style-name="P77">dictionary is better for a large set of words. It usually doesn't output a context-dependent meaning.</text:p>
                </text:list-item>
              </text:list>
            </text:list-item>
          </text:list>
        </text:list-item>
        <text:list-item>
          <text:p text:style-name="P78">Related research </text:p>
          <text:list>
            <text:list-item>
              <text:p text:style-name="P78">see slide 145-7</text:p>
            </text:list-item>
          </text:list>
        </text:list-item>
      </text:list>
      <text:p text:style-name="P2"/>
      <text:p text:style-name="P2">mining comparative problems</text:p>
      <text:p text:style-name="P2"/>
      <text:list xml:id="list5343509188444526738" text:style-name="L8">
        <text:list-item>
          <text:p text:style-name="P96">Comparative opinions</text:p>
          <text:list>
            <text:list-item>
              <text:p text:style-name="P96">gradable</text:p>
              <text:list>
                <text:list-item>
                  <text:p text:style-name="P96">non-equal: “optics of X are better than those of Y”</text:p>
                </text:list-item>
                <text:list-item>
                  <text:p text:style-name="P96">equative: “camera A and camera B both come in 7mp”</text:p>
                </text:list-item>
                <text:list-item>
                  <text:p text:style-name="P96">superlative: “camera A is the cheapest in the whole market”</text:p>
                </text:list-item>
              </text:list>
            </text:list-item>
            <text:list-item>
              <text:p text:style-name="P97">are sextuples: two entities, and the rest is the same as any other opinion.</text:p>
            </text:list-item>
            <text:list-item>
              <text:p text:style-name="P98">Common comparatives:</text:p>
              <text:list>
                <text:list-item>
                  <text:p text:style-name="P98">in English, we find these by adding “-er” or “est”</text:p>
                </text:list-item>
                <text:list-item>
                  <text:p text:style-name="P98">or with big words, the adjective is preceded by “more” or “most”</text:p>
                </text:list-item>
              </text:list>
            </text:list-item>
          </text:list>
        </text:list-item>
        <text:list-item>
          <text:p text:style-name="P99">Some techniques</text:p>
          <text:list>
            <text:list-item>
              <text:p text:style-name="P99">jindal, liu, 2006; ding et al, 2009</text:p>
            </text:list-item>
            <text:list-item>
              <text:p text:style-name="P99">identify comparative sentences</text:p>
              <text:list>
                <text:list-item>
                  <text:p text:style-name="P99">using sequential rules as data attributes</text:p>
                </text:list-item>
                <text:list-item>
                  <text:p text:style-name="P99">then perform supervised learning (?)</text:p>
                </text:list-item>
              </text:list>
            </text:list-item>
            <text:list-item>
              <text:p text:style-name="P99">extraction of different items</text:p>
              <text:list>
                <text:list-item>
                  <text:p text:style-name="P99">label sequential rules</text:p>
                </text:list-item>
                <text:list-item>
                  <text:p text:style-name="P99">conditional random fields</text:p>
                </text:list-item>
              </text:list>
            </text:list-item>
            <text:list-item>
              <text:p text:style-name="P99">determine preferred entities <text:span text:style-name="T23">(opinions)</text:span></text:p>
              <text:list>
                <text:list-item>
                  <text:p text:style-name="P99">parsing and opinion lexicon</text:p>
                </text:list-item>
              </text:list>
            </text:list-item>
          </text:list>
        </text:list-item>
        <text:list-item>
          <text:p text:style-name="P100">Analysis of comparative opinions</text:p>
          <text:list>
            <text:list-item>
              <text:p text:style-name="P100">some comparative opinions are very well structured and standard; others are not, making them hard to deal with</text:p>
              <text:list>
                <text:list-item>
                  <text:p text:style-name="P100">ex. (good) “my iphone's optics are better than my android's optics”</text:p>
                </text:list-item>
                <text:list-item>
                  <text:p text:style-name="P100">ex. (bad) “I'm glad because my iphone is so much better than my old slow ugly droid”</text:p>
                </text:list-item>
              </text:list>
            </text:list-item>
            <text:list-item>
              <text:p text:style-name="P101">some rules for comp opinions laid out in slide 154</text:p>
            </text:list-item>
          </text:list>
        </text:list-item>
      </text:list>
      <text:p text:style-name="P2"/>
      <text:p text:style-name="P2">other problems</text:p>
      <text:p text:style-name="P2"/>
      <text:list xml:id="list6335074196610596448" text:style-name="L9">
        <text:list-item>
          <text:p text:style-name="P102">Interesting to look through</text:p>
        </text:list-item>
        <text:list-item>
          <text:p text:style-name="P102">coreference resolution: which noun is the word “it” referring to in this text?</text:p>
          <text:list>
            <text:list-item>
              <text:p text:style-name="P102">I bought an iphone a month ago. The iphone has very good user interface as compared to the android. It is also much more reliable.</text:p>
            </text:list-item>
            <text:list-item>
              <text:p text:style-name="P103">Have to do sentiment analysis to resolve this.</text:p>
            </text:list-item>
          </text:list>
        </text:list-item>
        <text:list-item>
          <text:p text:style-name="P104">Find evaluative opinions in discussions</text:p>
          <text:list>
            <text:list-item>
              <text:p text:style-name="P104"><text:span text:style-name="T24">eval example: </text:span>“the German defense is very strong”</text:p>
            </text:list-item>
            <text:list-item>
              <text:p text:style-name="P105">non-eval example: “I feel sad for Argentina. You know nothing of defense.”</text:p>
            </text:list-item>
            <text:list-item>
              <text:p text:style-name="P106">goal: differentiate between eval and non-eval</text:p>
              <text:list>
                <text:list-item>
                  <text:p text:style-name="P106">how we can find it is by looking at whether “emotional” or “evaluative” words are used.</text:p>
                </text:list-item>
              </text:list>
            </text:list-item>
          </text:list>
        </text:list-item>
      </text:list>
      <text:p text:style-name="P2"><text:soft-page-break/></text:p>
      <text:p text:style-name="P2">opinion spam detection</text:p>
      <text:p text:style-name="P2">utility or helpfulness of re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21:00:38.073672966</meta:creation-date>
    <dc:date>2015-10-31T18:56:16.192324849</dc:date>
    <meta:editing-duration>P1DT12H33M37S</meta:editing-duration>
    <meta:editing-cycles>80</meta:editing-cycles>
    <meta:generator>LibreOffice/4.2.8.2$Linux_X86_64 LibreOffice_project/420m0$Build-2</meta:generator>
    <meta:document-statistic meta:table-count="0" meta:image-count="0" meta:object-count="0" meta:page-count="16" meta:paragraph-count="442" meta:word-count="4843" meta:character-count="28297" meta:non-whitespace-character-count="24286"/>
  </office:meta>
</office:document-meta>
</file>